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0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1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2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3" style:family="paragraph" style:parent-style-name="Preformatted_20_Text">
      <style:text-properties fo:color="#000000" fo:font-weight="normal" style:font-weight-asian="normal" style:font-weight-complex="normal"/>
    </style:style>
    <style:style style:name="P14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5" style:family="paragraph" style:parent-style-name="Preformatted_20_Text">
      <style:text-properties fo:color="#000000" officeooo:paragraph-rsid="00281541"/>
    </style:style>
    <style:style style:name="P16" style:family="paragraph" style:parent-style-name="Preformatted_20_Text">
      <style:text-properties fo:color="#000000" officeooo:paragraph-rsid="00294be8"/>
    </style:style>
    <style:style style:name="P17" style:family="paragraph" style:parent-style-name="Preformatted_20_Text">
      <style:text-properties fo:color="#000000" officeooo:rsid="00294be8" officeooo:paragraph-rsid="002a83d0"/>
    </style:style>
    <style:style style:name="P18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2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26" style:family="paragraph" style:parent-style-name="Preformatted_20_Text">
      <style:text-properties fo:color="#000000" officeooo:paragraph-rsid="00808b62"/>
    </style:style>
    <style:style style:name="P27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28" style:family="paragraph" style:parent-style-name="Preformatted_20_Text">
      <style:text-properties officeooo:rsid="0016930e" officeooo:paragraph-rsid="0016930e"/>
    </style:style>
    <style:style style:name="P29" style:family="paragraph" style:parent-style-name="Preformatted_20_Text">
      <style:text-properties officeooo:rsid="0019a2a3" officeooo:paragraph-rsid="0019a2a3"/>
    </style:style>
    <style:style style:name="P30" style:family="paragraph" style:parent-style-name="Preformatted_20_Text">
      <style:text-properties fo:color="#0000cd" fo:font-weight="bold" style:font-weight-asian="bold" style:font-weight-complex="bold"/>
    </style:style>
    <style:style style:name="P31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32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33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34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35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36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37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38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0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41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42" style:family="paragraph" style:parent-style-name="Preformatted_20_Text">
      <style:text-properties officeooo:paragraph-rsid="001fc096"/>
    </style:style>
    <style:style style:name="P43" style:family="paragraph" style:parent-style-name="Preformatted_20_Text">
      <style:text-properties officeooo:paragraph-rsid="0019a2a3"/>
    </style:style>
    <style:style style:name="P44" style:family="paragraph" style:parent-style-name="Preformatted_20_Text">
      <style:text-properties officeooo:rsid="002542ea" officeooo:paragraph-rsid="002542ea"/>
    </style:style>
    <style:style style:name="P45" style:family="paragraph" style:parent-style-name="Preformatted_20_Text">
      <style:text-properties officeooo:paragraph-rsid="002542ea"/>
    </style:style>
    <style:style style:name="P46" style:family="paragraph" style:parent-style-name="Preformatted_20_Text">
      <style:text-properties fo:color="#00a933"/>
    </style:style>
    <style:style style:name="P47" style:family="paragraph" style:parent-style-name="Preformatted_20_Text">
      <style:text-properties fo:color="#00a933" officeooo:rsid="00294be8" officeooo:paragraph-rsid="002a83d0"/>
    </style:style>
    <style:style style:name="P48" style:family="paragraph" style:parent-style-name="Preformatted_20_Text">
      <style:text-properties fo:color="#00a933" officeooo:paragraph-rsid="002b2479"/>
    </style:style>
    <style:style style:name="P49" style:family="paragraph" style:parent-style-name="Preformatted_20_Text">
      <style:text-properties fo:color="#00a933" officeooo:paragraph-rsid="002cc2c2"/>
    </style:style>
    <style:style style:name="P50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51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52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53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54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55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60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61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62" style:family="paragraph" style:parent-style-name="Preformatted_20_Text">
      <style:text-properties fo:color="#00a933" officeooo:rsid="005a845e" officeooo:paragraph-rsid="005a845e"/>
    </style:style>
    <style:style style:name="P63" style:family="paragraph" style:parent-style-name="Preformatted_20_Text">
      <style:text-properties officeooo:paragraph-rsid="002b2479"/>
    </style:style>
    <style:style style:name="P64" style:family="paragraph" style:parent-style-name="Preformatted_20_Text">
      <style:text-properties officeooo:paragraph-rsid="002c5538"/>
    </style:style>
    <style:style style:name="P65" style:family="paragraph" style:parent-style-name="Preformatted_20_Text">
      <style:text-properties officeooo:paragraph-rsid="00312987"/>
    </style:style>
    <style:style style:name="P66" style:family="paragraph" style:parent-style-name="Preformatted_20_Text">
      <style:text-properties officeooo:paragraph-rsid="0037015d" fo:background-color="transparent"/>
    </style:style>
    <style:style style:name="P67" style:family="paragraph" style:parent-style-name="Preformatted_20_Text">
      <style:text-properties officeooo:paragraph-rsid="003c29b2"/>
    </style:style>
    <style:style style:name="P68" style:family="paragraph" style:parent-style-name="Preformatted_20_Text">
      <style:text-properties officeooo:paragraph-rsid="0037015d"/>
    </style:style>
    <style:style style:name="P69" style:family="paragraph" style:parent-style-name="Preformatted_20_Text">
      <style:text-properties officeooo:paragraph-rsid="004762bf"/>
    </style:style>
    <style:style style:name="P70" style:family="paragraph" style:parent-style-name="Preformatted_20_Text">
      <style:text-properties officeooo:paragraph-rsid="004a898d"/>
    </style:style>
    <style:style style:name="P71" style:family="paragraph" style:parent-style-name="Preformatted_20_Text">
      <style:text-properties officeooo:paragraph-rsid="00533fd1"/>
    </style:style>
    <style:style style:name="P72" style:family="paragraph" style:parent-style-name="Preformatted_20_Text">
      <style:text-properties officeooo:paragraph-rsid="00562e3a"/>
    </style:style>
    <style:style style:name="P73" style:family="paragraph" style:parent-style-name="Preformatted_20_Text">
      <style:text-properties officeooo:paragraph-rsid="0058e05e"/>
    </style:style>
    <style:style style:name="P74" style:family="paragraph" style:parent-style-name="Preformatted_20_Text">
      <style:text-properties officeooo:paragraph-rsid="005fdf30"/>
    </style:style>
    <style:style style:name="P75" style:family="paragraph" style:parent-style-name="Preformatted_20_Text">
      <style:text-properties officeooo:paragraph-rsid="0066a86f"/>
    </style:style>
    <style:style style:name="P76" style:family="paragraph" style:parent-style-name="Preformatted_20_Text">
      <style:text-properties officeooo:paragraph-rsid="006e17d6"/>
    </style:style>
    <style:style style:name="P77" style:family="paragraph" style:parent-style-name="Preformatted_20_Text">
      <style:text-properties officeooo:paragraph-rsid="006fa105"/>
    </style:style>
    <style:style style:name="P78" style:family="paragraph" style:parent-style-name="Preformatted_20_Text">
      <style:text-properties officeooo:paragraph-rsid="00771440"/>
    </style:style>
    <style:style style:name="P79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80" style:family="paragraph" style:parent-style-name="Preformatted_20_Text">
      <style:text-properties officeooo:paragraph-rsid="007822ac"/>
    </style:style>
    <style:style style:name="P81" style:family="paragraph" style:parent-style-name="Preformatted_20_Text">
      <style:text-properties officeooo:paragraph-rsid="00798810"/>
    </style:style>
    <style:style style:name="P82" style:family="paragraph" style:parent-style-name="Preformatted_20_Text">
      <style:text-properties officeooo:paragraph-rsid="00804fd0"/>
    </style:style>
    <style:style style:name="P83" style:family="paragraph" style:parent-style-name="Preformatted_20_Text">
      <style:text-properties officeooo:paragraph-rsid="00809cd2"/>
    </style:style>
    <style:style style:name="P84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5" style:family="paragraph" style:parent-style-name="Preformatted_20_Text">
      <style:text-properties officeooo:paragraph-rsid="008ce52c"/>
    </style:style>
    <style:style style:name="P86" style:family="paragraph" style:parent-style-name="Preformatted_20_Text">
      <style:text-properties officeooo:paragraph-rsid="008da44c"/>
    </style:style>
    <style:style style:name="P87" style:family="paragraph" style:parent-style-name="Preformatted_20_Text">
      <style:text-properties officeooo:paragraph-rsid="008e0a99"/>
    </style:style>
    <style:style style:name="P88" style:family="paragraph" style:parent-style-name="Preformatted_20_Text">
      <style:text-properties officeooo:paragraph-rsid="008e7025"/>
    </style:style>
    <style:style style:name="P89" style:family="paragraph" style:parent-style-name="Preformatted_20_Text">
      <style:text-properties style:text-underline-style="none" officeooo:paragraph-rsid="008e7025"/>
    </style:style>
    <style:style style:name="P90" style:family="paragraph" style:parent-style-name="Preformatted_20_Text">
      <style:paragraph-properties fo:margin-top="0in" fo:margin-bottom="0in" loext:contextual-spacing="false"/>
    </style:style>
    <style:style style:name="P91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9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93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94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95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96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9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99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00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01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02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03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04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text-align="start" style:justify-single-word="false"/>
      <style:text-properties officeooo:paragraph-rsid="001fc096"/>
    </style:style>
    <style:style style:name="P123" style:family="paragraph" style:parent-style-name="Standard">
      <style:paragraph-properties fo:text-align="start" style:justify-single-word="false"/>
      <style:text-properties officeooo:paragraph-rsid="00211977"/>
    </style:style>
    <style:style style:name="P124" style:family="paragraph" style:parent-style-name="Standard">
      <style:paragraph-properties fo:text-align="start" style:justify-single-word="false"/>
      <style:text-properties officeooo:paragraph-rsid="0039eadd"/>
    </style:style>
    <style:style style:name="P125" style:family="paragraph" style:parent-style-name="Standard">
      <style:paragraph-properties fo:text-align="start" style:justify-single-word="false"/>
      <style:text-properties officeooo:paragraph-rsid="003a5645"/>
    </style:style>
    <style:style style:name="P126" style:family="paragraph" style:parent-style-name="Standard">
      <style:paragraph-properties fo:text-align="start" style:justify-single-word="false"/>
      <style:text-properties officeooo:paragraph-rsid="003f0255"/>
    </style:style>
    <style:style style:name="P127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3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32" style:family="paragraph" style:parent-style-name="Standard">
      <style:paragraph-properties style:line-height-at-least="0.198in"/>
      <style:text-properties officeooo:paragraph-rsid="0078239f"/>
    </style:style>
    <style:style style:name="P13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3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136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37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138" style:family="paragraph" style:parent-style-name="Preformatted_20_Text">
      <style:text-properties fo:color="#000000" officeooo:paragraph-rsid="00281541"/>
    </style:style>
    <style:style style:name="P13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4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4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d"/>
    </style:style>
    <style:style style:name="T7" style:family="text">
      <style:text-properties fo:color="#0000cd" fo:font-weight="bold" style:font-weight-asian="bold" style:font-weight-complex="bold"/>
    </style:style>
    <style:style style:name="T8" style:family="text">
      <style:text-properties fo:color="#0000cd" fo:font-weight="bold" officeooo:rsid="000fd27a" style:font-weight-asian="bold" style:font-weight-complex="bold"/>
    </style:style>
    <style:style style:name="T9" style:family="text">
      <style:text-properties fo:color="#0000cd" fo:font-weight="bold" officeooo:rsid="000e396a" style:font-weight-asian="bold" style:font-weight-complex="bold"/>
    </style:style>
    <style:style style:name="T10" style:family="text">
      <style:text-properties fo:color="#0000cd" fo:font-weight="bold" officeooo:rsid="00108b38" style:font-weight-asian="bold" style:font-weight-complex="bold"/>
    </style:style>
    <style:style style:name="T11" style:family="text">
      <style:text-properties fo:color="#0000cd" fo:font-weight="bold" officeooo:rsid="0011f726" style:font-weight-asian="bold" style:font-weight-complex="bold"/>
    </style:style>
    <style:style style:name="T12" style:family="text">
      <style:text-properties fo:color="#0000cd" fo:font-weight="bold" officeooo:rsid="0011fb9d" style:font-weight-asian="bold" style:font-weight-complex="bold"/>
    </style:style>
    <style:style style:name="T13" style:family="text">
      <style:text-properties fo:color="#0000cd" fo:font-weight="bold" officeooo:rsid="0013e258" style:font-weight-asian="bold" style:font-weight-complex="bold"/>
    </style:style>
    <style:style style:name="T14" style:family="text">
      <style:text-properties fo:color="#0000cd" fo:font-weight="bold" officeooo:rsid="0014248a" style:font-weight-asian="bold" style:font-weight-complex="bold"/>
    </style:style>
    <style:style style:name="T15" style:family="text">
      <style:text-properties fo:color="#0000cd" fo:font-weight="bold" officeooo:rsid="0015dbd2" style:font-weight-asian="bold" style:font-weight-complex="bold"/>
    </style:style>
    <style:style style:name="T16" style:family="text">
      <style:text-properties fo:color="#0000cd" fo:font-weight="bold" officeooo:rsid="000f5d9e" style:font-weight-asian="bold" style:font-weight-complex="bold"/>
    </style:style>
    <style:style style:name="T17" style:family="text">
      <style:text-properties fo:color="#0000cd" fo:font-weight="bold" officeooo:rsid="0031d8af" style:font-weight-asian="bold" style:font-weight-complex="bold"/>
    </style:style>
    <style:style style:name="T18" style:family="text">
      <style:text-properties fo:color="#0000cd" fo:font-weight="bold" officeooo:rsid="0016930e" style:font-weight-asian="bold" style:font-weight-complex="bold"/>
    </style:style>
    <style:style style:name="T19" style:family="text">
      <style:text-properties fo:color="#0000cd" fo:font-weight="bold" officeooo:rsid="003610d6" style:font-weight-asian="bold" style:font-weight-complex="bold"/>
    </style:style>
    <style:style style:name="T20" style:family="text">
      <style:text-properties fo:color="#0000cd" fo:font-weight="bold" officeooo:rsid="0018503b" style:font-weight-asian="bold" style:font-weight-complex="bold"/>
    </style:style>
    <style:style style:name="T21" style:family="text">
      <style:text-properties fo:color="#0000cd" fo:font-weight="bold" officeooo:rsid="001a3cf0" style:font-weight-asian="bold" style:font-weight-complex="bold"/>
    </style:style>
    <style:style style:name="T22" style:family="text">
      <style:text-properties fo:color="#0000cd" fo:font-weight="bold" officeooo:rsid="001fc096" style:font-weight-asian="bold" style:font-weight-complex="bold"/>
    </style:style>
    <style:style style:name="T23" style:family="text">
      <style:text-properties fo:color="#0000cd" fo:font-weight="bold" officeooo:rsid="00226f2b" style:font-weight-asian="bold" style:font-weight-complex="bold"/>
    </style:style>
    <style:style style:name="T24" style:family="text">
      <style:text-properties fo:color="#0000cd" fo:font-weight="bold" officeooo:rsid="002542ea" style:font-weight-asian="bold" style:font-weight-complex="bold"/>
    </style:style>
    <style:style style:name="T25" style:family="text">
      <style:text-properties fo:color="#0000cd" fo:font-weight="bold" officeooo:rsid="00272843" style:font-weight-asian="bold" style:font-weight-complex="bold"/>
    </style:style>
    <style:style style:name="T26" style:family="text">
      <style:text-properties fo:color="#0000cd" fo:font-weight="bold" officeooo:rsid="00312987" style:font-weight-asian="bold" style:font-weight-complex="bold"/>
    </style:style>
    <style:style style:name="T27" style:family="text">
      <style:text-properties fo:color="#0000cd" fo:font-weight="bold" officeooo:rsid="00350715" style:font-weight-asian="bold" style:font-weight-complex="bold"/>
    </style:style>
    <style:style style:name="T28" style:family="text">
      <style:text-properties fo:color="#0000cd" fo:font-weight="bold" officeooo:rsid="0037015d" style:font-weight-asian="bold" style:font-weight-complex="bold"/>
    </style:style>
    <style:style style:name="T29" style:family="text">
      <style:text-properties fo:color="#0000cd" fo:font-weight="bold" officeooo:rsid="0037ce57" style:font-weight-asian="bold" style:font-weight-complex="bold"/>
    </style:style>
    <style:style style:name="T30" style:family="text">
      <style:text-properties fo:color="#0000cd" fo:font-weight="bold" officeooo:rsid="003c29b2" style:font-weight-asian="bold" style:font-weight-complex="bold"/>
    </style:style>
    <style:style style:name="T31" style:family="text">
      <style:text-properties fo:color="#0000cd" fo:font-weight="bold" officeooo:rsid="003e68df" style:font-weight-asian="bold" style:font-weight-complex="bold"/>
    </style:style>
    <style:style style:name="T32" style:family="text">
      <style:text-properties fo:color="#0000cd" fo:font-weight="bold" officeooo:rsid="00417cc6" style:font-weight-asian="bold" style:font-weight-complex="bold"/>
    </style:style>
    <style:style style:name="T33" style:family="text">
      <style:text-properties fo:color="#0000cd" fo:font-weight="bold" officeooo:rsid="004762bf" style:font-weight-asian="bold" style:font-weight-complex="bold"/>
    </style:style>
    <style:style style:name="T34" style:family="text">
      <style:text-properties fo:color="#0000cd" fo:font-weight="bold" officeooo:rsid="004cdc3c" style:font-weight-asian="bold" style:font-weight-complex="bold"/>
    </style:style>
    <style:style style:name="T35" style:family="text">
      <style:text-properties fo:color="#0000cd" fo:font-weight="bold" officeooo:rsid="0050a8fe" style:font-weight-asian="bold" style:font-weight-complex="bold"/>
    </style:style>
    <style:style style:name="T36" style:family="text">
      <style:text-properties fo:color="#0000cd" fo:font-weight="bold" officeooo:rsid="00521871" style:font-weight-asian="bold" style:font-weight-complex="bold"/>
    </style:style>
    <style:style style:name="T37" style:family="text">
      <style:text-properties fo:color="#0000cd" fo:font-weight="bold" officeooo:rsid="0057b4fc" style:font-weight-asian="bold" style:font-weight-complex="bold"/>
    </style:style>
    <style:style style:name="T38" style:family="text">
      <style:text-properties fo:color="#0000cd" fo:font-weight="bold" officeooo:rsid="0064584c" style:font-weight-asian="bold" style:font-weight-complex="bold"/>
    </style:style>
    <style:style style:name="T39" style:family="text">
      <style:text-properties fo:color="#0000cd" fo:font-weight="bold" officeooo:rsid="00655b03" style:font-weight-asian="bold" style:font-weight-complex="bold"/>
    </style:style>
    <style:style style:name="T40" style:family="text">
      <style:text-properties fo:color="#0000cd" fo:font-weight="bold" officeooo:rsid="0066a86f" style:font-weight-asian="bold" style:font-weight-complex="bold"/>
    </style:style>
    <style:style style:name="T41" style:family="text">
      <style:text-properties fo:color="#0000cd" fo:font-weight="bold" officeooo:rsid="006d74d4" style:font-weight-asian="bold" style:font-weight-complex="bold"/>
    </style:style>
    <style:style style:name="T42" style:family="text">
      <style:text-properties fo:color="#0000cd" fo:font-weight="bold" officeooo:rsid="006e17d6" style:font-weight-asian="bold" style:font-weight-complex="bold"/>
    </style:style>
    <style:style style:name="T43" style:family="text">
      <style:text-properties fo:color="#0000cd" fo:font-weight="bold" officeooo:rsid="007104c0" style:font-weight-asian="bold" style:font-weight-complex="bold"/>
    </style:style>
    <style:style style:name="T44" style:family="text">
      <style:text-properties fo:color="#0000cd" fo:font-weight="bold" officeooo:rsid="00760242" style:font-weight-asian="bold" style:font-weight-complex="bold"/>
    </style:style>
    <style:style style:name="T45" style:family="text">
      <style:text-properties fo:color="#0000cd" fo:font-weight="bold" officeooo:rsid="00771440" style:font-weight-asian="bold" style:font-weight-complex="bold"/>
    </style:style>
    <style:style style:name="T46" style:family="text">
      <style:text-properties fo:color="#0000cd" fo:font-weight="bold" officeooo:rsid="0080db45" style:font-weight-asian="bold" style:font-weight-complex="bold"/>
    </style:style>
    <style:style style:name="T47" style:family="text">
      <style:text-properties fo:color="#0000cd" fo:font-weight="bold" officeooo:rsid="00811144" style:font-weight-asian="bold" style:font-weight-complex="bold"/>
    </style:style>
    <style:style style:name="T48" style:family="text">
      <style:text-properties fo:color="#0000cd" fo:font-weight="bold" officeooo:rsid="006129dd" style:font-weight-asian="bold" style:font-weight-complex="bold"/>
    </style:style>
    <style:style style:name="T49" style:family="text">
      <style:text-properties fo:color="#0000cd" fo:font-weight="bold" officeooo:rsid="00804fd0" style:font-weight-asian="bold" style:font-weight-complex="bold"/>
    </style:style>
    <style:style style:name="T50" style:family="text">
      <style:text-properties fo:color="#0000cd" fo:font-weight="bold" officeooo:rsid="009b077e" style:font-weight-asian="bold" style:font-weight-complex="bold"/>
    </style:style>
    <style:style style:name="T51" style:family="text">
      <style:text-properties fo:color="#0000cd" fo:font-weight="bold" fo:background-color="transparent" loext:char-shading-value="0" style:font-weight-asian="bold" style:font-weight-complex="bold"/>
    </style:style>
    <style:style style:name="T52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53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54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55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56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57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58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59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60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61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62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65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66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68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69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70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71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72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1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06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07" style:family="text">
      <style:text-properties fo:color="#0000cd" style:font-name="Liberation Mono" fo:font-size="10pt" officeooo:rsid="00c7f066" style:font-size-asian="10pt" style:font-size-complex="10pt"/>
    </style:style>
    <style:style style:name="T108" style:family="text">
      <style:text-properties fo:color="#0000cd" officeooo:rsid="00226f2b"/>
    </style:style>
    <style:style style:name="T109" style:family="text">
      <style:text-properties fo:color="#0000cd" style:font-weight-asian="bold" style:font-weight-complex="bold"/>
    </style:style>
    <style:style style:name="T110" style:family="text">
      <style:text-properties fo:color="#0000cd" officeooo:rsid="003f0255" style:font-weight-asian="bold" style:font-weight-complex="bold"/>
    </style:style>
    <style:style style:name="T111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12" style:family="text">
      <style:text-properties fo:color="#0000cd" officeooo:rsid="00826d59"/>
    </style:style>
    <style:style style:name="T113" style:family="text">
      <style:text-properties fo:color="#0000cd" officeooo:rsid="008315fe"/>
    </style:style>
    <style:style style:name="T114" style:family="text">
      <style:text-properties fo:color="#0000cd" officeooo:rsid="00840382"/>
    </style:style>
    <style:style style:name="T115" style:family="text">
      <style:text-properties officeooo:rsid="00108b38"/>
    </style:style>
    <style:style style:name="T116" style:family="text">
      <style:text-properties officeooo:rsid="0011fb9d"/>
    </style:style>
    <style:style style:name="T117" style:family="text">
      <style:text-properties fo:color="#00a933"/>
    </style:style>
    <style:style style:name="T118" style:family="text">
      <style:text-properties fo:color="#00a933" fo:font-weight="bold" style:font-weight-asian="bold" style:font-weight-complex="bold"/>
    </style:style>
    <style:style style:name="T119" style:family="text">
      <style:text-properties fo:color="#00a933" fo:font-weight="normal"/>
    </style:style>
    <style:style style:name="T120" style:family="text">
      <style:text-properties fo:color="#00a933" fo:font-weight="normal" style:font-weight-asian="normal" style:font-weight-complex="normal"/>
    </style:style>
    <style:style style:name="T121" style:family="text">
      <style:text-properties fo:color="#00a933" fo:font-weight="normal" officeooo:rsid="001a3cf0" style:font-weight-asian="normal" style:font-weight-complex="normal"/>
    </style:style>
    <style:style style:name="T122" style:family="text">
      <style:text-properties fo:color="#00a933" fo:font-weight="normal" officeooo:rsid="0011fb9d" style:font-weight-asian="normal" style:font-weight-complex="normal"/>
    </style:style>
    <style:style style:name="T123" style:family="text">
      <style:text-properties fo:color="#00a933" fo:font-weight="normal" officeooo:rsid="000e396a" style:font-weight-asian="normal" style:font-weight-complex="normal"/>
    </style:style>
    <style:style style:name="T124" style:family="text">
      <style:text-properties fo:color="#00a933" fo:font-weight="normal" officeooo:rsid="0013e258" style:font-weight-asian="normal" style:font-weight-complex="normal"/>
    </style:style>
    <style:style style:name="T125" style:family="text">
      <style:text-properties fo:color="#00a933" fo:font-weight="normal" officeooo:rsid="0037015d" style:font-weight-asian="normal" style:font-weight-complex="normal"/>
    </style:style>
    <style:style style:name="T126" style:family="text">
      <style:text-properties fo:color="#00a933" fo:font-weight="normal" officeooo:rsid="004d38ad" style:font-weight-asian="normal" style:font-weight-complex="normal"/>
    </style:style>
    <style:style style:name="T127" style:family="text">
      <style:text-properties fo:color="#00a933" fo:font-weight="normal" officeooo:rsid="00312987" style:font-weight-asian="normal" style:font-weight-complex="normal"/>
    </style:style>
    <style:style style:name="T128" style:family="text">
      <style:text-properties fo:color="#00a933" fo:font-weight="normal" officeooo:rsid="005a36ed" style:font-weight-asian="normal" style:font-weight-complex="normal"/>
    </style:style>
    <style:style style:name="T129" style:family="text">
      <style:text-properties fo:color="#00a933" fo:font-weight="normal" officeooo:rsid="0064584c" style:font-weight-asian="normal" style:font-weight-complex="normal"/>
    </style:style>
    <style:style style:name="T130" style:family="text">
      <style:text-properties fo:color="#00a933" fo:font-weight="normal" officeooo:rsid="006740d5" style:font-weight-asian="normal" style:font-weight-complex="normal"/>
    </style:style>
    <style:style style:name="T131" style:family="text">
      <style:text-properties fo:color="#00a933" fo:font-weight="normal" officeooo:rsid="006fa105" style:font-weight-asian="normal" style:font-weight-complex="normal"/>
    </style:style>
    <style:style style:name="T132" style:family="text">
      <style:text-properties fo:color="#00a933" fo:font-weight="normal" officeooo:rsid="007822ac" style:font-weight-asian="normal" style:font-weight-complex="normal"/>
    </style:style>
    <style:style style:name="T133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34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35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36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37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38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39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40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41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42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43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44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45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46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47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8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9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50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51" style:family="text">
      <style:text-properties fo:color="#00a933" style:font-name="Liberation Mono" fo:font-size="10pt" style:font-size-asian="10pt" style:font-size-complex="10pt"/>
    </style:style>
    <style:style style:name="T152" style:family="text">
      <style:text-properties fo:color="#00a933" style:font-name="Liberation Mono" fo:font-size="10pt" officeooo:rsid="004762bf" style:font-size-asian="10pt" style:font-size-complex="10pt"/>
    </style:style>
    <style:style style:name="T153" style:family="text">
      <style:text-properties fo:color="#00a933" style:font-name="Liberation Mono" fo:font-size="10pt" officeooo:rsid="0097e6d5" style:font-size-asian="10pt" style:font-size-complex="10pt"/>
    </style:style>
    <style:style style:name="T154" style:family="text">
      <style:text-properties fo:color="#00a933" style:font-name="Liberation Mono" fo:font-size="10pt" officeooo:rsid="00d10d9e" style:font-size-asian="10pt" style:font-size-complex="10pt"/>
    </style:style>
    <style:style style:name="T155" style:family="text">
      <style:text-properties fo:color="#00a933" officeooo:rsid="00350715"/>
    </style:style>
    <style:style style:name="T156" style:family="text">
      <style:text-properties fo:color="#00a933" officeooo:rsid="0066a86f"/>
    </style:style>
    <style:style style:name="T157" style:family="text">
      <style:text-properties fo:color="#00a933" style:font-weight-asian="bold" style:font-weight-complex="bold"/>
    </style:style>
    <style:style style:name="T158" style:family="text">
      <style:text-properties fo:color="#00a933" officeooo:rsid="0095b38b" style:font-weight-asian="bold" style:font-weight-complex="bold"/>
    </style:style>
    <style:style style:name="T159" style:family="text">
      <style:text-properties fo:color="#00a933" officeooo:rsid="009b077e"/>
    </style:style>
    <style:style style:name="T160" style:family="text">
      <style:text-properties officeooo:rsid="0013e258"/>
    </style:style>
    <style:style style:name="T161" style:family="text">
      <style:text-properties officeooo:rsid="0014248a"/>
    </style:style>
    <style:style style:name="T162" style:family="text">
      <style:text-properties style:font-name="Liberation Mono"/>
    </style:style>
    <style:style style:name="T163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64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65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66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67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68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69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70" style:family="text">
      <style:text-properties style:font-name="Liberation Mono" fo:font-size="10pt" fo:font-weight="bold" officeooo:rsid="018bf282" style:font-size-asian="10pt" style:font-weight-asian="bold" style:font-size-complex="10pt" style:font-weight-complex="bold"/>
    </style:style>
    <style:style style:name="T171" style:family="text">
      <style:text-properties style:font-name="Liberation Mono" fo:font-size="10pt" fo:font-weight="bold" officeooo:rsid="009fbc36" style:font-size-asian="10pt" style:font-weight-asian="bold" style:font-size-complex="10pt" style:font-weight-complex="bold"/>
    </style:style>
    <style:style style:name="T172" style:family="text">
      <style:text-properties style:font-name="Liberation Mono" fo:font-size="10pt" style:font-size-asian="10pt" style:font-size-complex="10pt"/>
    </style:style>
    <style:style style:name="T173" style:family="text">
      <style:text-properties style:font-name="Liberation Mono" fo:font-size="10pt" officeooo:rsid="00441a36" style:font-size-asian="10pt" style:font-size-complex="10pt"/>
    </style:style>
    <style:style style:name="T174" style:family="text">
      <style:text-properties style:font-name="Liberation Mono" fo:font-size="10pt" officeooo:rsid="00a77a78" style:font-size-asian="10pt" style:font-size-complex="10pt"/>
    </style:style>
    <style:style style:name="T175" style:family="text">
      <style:text-properties style:font-name="Liberation Mono" fo:font-size="10pt" officeooo:rsid="004762bf" style:font-size-asian="10pt" style:font-size-complex="10pt"/>
    </style:style>
    <style:style style:name="T176" style:family="text">
      <style:text-properties style:font-name="Liberation Mono" fo:font-size="10pt" officeooo:rsid="0097e6d5" style:font-size-asian="10pt" style:font-size-complex="10pt"/>
    </style:style>
    <style:style style:name="T177" style:family="text">
      <style:text-properties style:font-name="Liberation Mono" fo:font-size="10pt" officeooo:rsid="00804fd0" style:font-size-asian="10pt" style:font-size-complex="10pt"/>
    </style:style>
    <style:style style:name="T178" style:family="text">
      <style:text-properties style:font-name="Liberation Mono" fo:font-size="10pt" officeooo:rsid="006129dd" style:font-size-asian="10pt" style:font-size-complex="10pt"/>
    </style:style>
    <style:style style:name="T179" style:family="text">
      <style:text-properties style:font-name="Liberation Mono" fo:font-size="10pt" officeooo:rsid="00808b62" style:font-size-asian="10pt" style:font-size-complex="10pt"/>
    </style:style>
    <style:style style:name="T180" style:family="text">
      <style:text-properties style:font-name="Liberation Mono" fo:font-size="10pt" officeooo:rsid="00a83804" style:font-size-asian="10pt" style:font-size-complex="10pt"/>
    </style:style>
    <style:style style:name="T181" style:family="text">
      <style:text-properties style:font-name="Liberation Mono" fo:font-size="10pt" officeooo:rsid="00809c11" style:font-size-asian="10pt" style:font-size-complex="10pt"/>
    </style:style>
    <style:style style:name="T182" style:family="text">
      <style:text-properties style:font-name="Liberation Mono" fo:font-size="10pt" officeooo:rsid="0098e975" style:font-size-asian="10pt" style:font-size-complex="10pt"/>
    </style:style>
    <style:style style:name="T183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84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85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86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87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88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89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90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91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92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193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194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95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96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197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198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99" style:family="text">
      <style:text-properties style:font-name="Liberation Mono" officeooo:rsid="003e68df" fo:background-color="transparent" loext:char-shading-value="0"/>
    </style:style>
    <style:style style:name="T200" style:family="text">
      <style:text-properties style:font-name="Liberation Mono" officeooo:rsid="0057b4fc" fo:background-color="transparent" loext:char-shading-value="0"/>
    </style:style>
    <style:style style:name="T201" style:family="text">
      <style:text-properties officeooo:rsid="0015dbd2"/>
    </style:style>
    <style:style style:name="T202" style:family="text">
      <style:text-properties fo:color="#800080" style:font-name="Liberation Mono" fo:font-size="10pt" officeooo:rsid="00441a36" style:font-size-asian="10pt" style:font-size-complex="10pt"/>
    </style:style>
    <style:style style:name="T203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04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05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06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07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08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09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10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11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12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13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14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15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16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17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18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19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20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21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22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23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24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25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26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27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28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229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30" style:family="text">
      <style:text-properties officeooo:rsid="0031d8af"/>
    </style:style>
    <style:style style:name="T231" style:family="text">
      <style:text-properties fo:color="#ff0000" officeooo:rsid="01322a9b"/>
    </style:style>
    <style:style style:name="T232" style:family="text">
      <style:text-properties fo:color="#ff0000" fo:font-weight="bold" style:font-weight-asian="bold" style:font-weight-complex="bold"/>
    </style:style>
    <style:style style:name="T233" style:family="text">
      <style:text-properties fo:font-weight="normal"/>
    </style:style>
    <style:style style:name="T234" style:family="text">
      <style:text-properties fo:font-weight="normal" style:font-weight-asian="normal" style:font-weight-complex="normal"/>
    </style:style>
    <style:style style:name="T235" style:family="text">
      <style:text-properties fo:font-weight="normal" officeooo:rsid="000e396a" style:font-weight-asian="normal" style:font-weight-complex="normal"/>
    </style:style>
    <style:style style:name="T236" style:family="text">
      <style:text-properties fo:font-weight="normal" officeooo:rsid="003a5645" style:font-weight-asian="normal" style:font-weight-complex="normal"/>
    </style:style>
    <style:style style:name="T237" style:family="text">
      <style:text-properties fo:font-weight="normal" officeooo:rsid="003f0255" style:font-weight-asian="normal" style:font-weight-complex="normal"/>
    </style:style>
    <style:style style:name="T238" style:family="text">
      <style:text-properties fo:font-weight="normal" officeooo:rsid="004e98d7" style:font-weight-asian="normal" style:font-weight-complex="normal"/>
    </style:style>
    <style:style style:name="T239" style:family="text">
      <style:text-properties fo:font-weight="normal" officeooo:rsid="0050a8fe" style:font-weight-asian="normal" style:font-weight-complex="normal"/>
    </style:style>
    <style:style style:name="T240" style:family="text">
      <style:text-properties fo:font-weight="normal" officeooo:rsid="007822ac" style:font-weight-asian="normal" style:font-weight-complex="normal"/>
    </style:style>
    <style:style style:name="T241" style:family="text">
      <style:text-properties fo:font-weight="normal" officeooo:rsid="008315fe" style:font-weight-asian="normal" style:font-weight-complex="normal"/>
    </style:style>
    <style:style style:name="T242" style:family="text">
      <style:text-properties fo:font-weight="normal" officeooo:rsid="00840382" style:font-weight-asian="normal" style:font-weight-complex="normal"/>
    </style:style>
    <style:style style:name="T243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244" style:family="text">
      <style:text-properties fo:font-weight="normal" officeooo:rsid="0095b38b"/>
    </style:style>
    <style:style style:name="T245" style:family="text">
      <style:text-properties fo:font-weight="normal" officeooo:rsid="00964084"/>
    </style:style>
    <style:style style:name="T246" style:family="text">
      <style:text-properties fo:color="#000000"/>
    </style:style>
    <style:style style:name="T247" style:family="text">
      <style:text-properties fo:color="#000000" fo:font-weight="normal" style:font-weight-asian="normal" style:font-weight-complex="normal"/>
    </style:style>
    <style:style style:name="T248" style:family="text">
      <style:text-properties fo:color="#000000" fo:font-weight="normal" officeooo:rsid="001fc096" style:font-weight-asian="normal" style:font-weight-complex="normal"/>
    </style:style>
    <style:style style:name="T249" style:family="text">
      <style:text-properties fo:color="#000000" fo:font-weight="normal" officeooo:rsid="00226f2b" style:font-weight-asian="normal" style:font-weight-complex="normal"/>
    </style:style>
    <style:style style:name="T250" style:family="text">
      <style:text-properties fo:color="#000000" fo:font-weight="normal" officeooo:rsid="002444bc" style:font-weight-asian="normal" style:font-weight-complex="normal"/>
    </style:style>
    <style:style style:name="T251" style:family="text">
      <style:text-properties fo:color="#000000" fo:font-weight="normal" officeooo:rsid="0037015d" style:font-weight-asian="normal" style:font-weight-complex="normal"/>
    </style:style>
    <style:style style:name="T252" style:family="text">
      <style:text-properties fo:color="#000000" fo:font-weight="normal" officeooo:rsid="00417cc6" style:font-weight-asian="normal" style:font-weight-complex="normal"/>
    </style:style>
    <style:style style:name="T253" style:family="text">
      <style:text-properties fo:color="#000000" fo:font-weight="normal" officeooo:rsid="004d38ad" style:font-weight-asian="normal" style:font-weight-complex="normal"/>
    </style:style>
    <style:style style:name="T254" style:family="text">
      <style:text-properties fo:color="#000000" fo:font-weight="normal" officeooo:rsid="00500a7a" style:font-weight-asian="normal" style:font-weight-complex="normal"/>
    </style:style>
    <style:style style:name="T255" style:family="text">
      <style:text-properties fo:color="#000000" fo:font-weight="normal" officeooo:rsid="00312987" style:font-weight-asian="normal" style:font-weight-complex="normal"/>
    </style:style>
    <style:style style:name="T256" style:family="text">
      <style:text-properties fo:color="#000000" fo:font-weight="normal" officeooo:rsid="0057fa42" style:font-weight-asian="normal" style:font-weight-complex="normal"/>
    </style:style>
    <style:style style:name="T257" style:family="text">
      <style:text-properties fo:color="#000000" fo:font-weight="normal" officeooo:rsid="006129dd" style:font-weight-asian="normal" style:font-weight-complex="normal"/>
    </style:style>
    <style:style style:name="T258" style:family="text">
      <style:text-properties fo:color="#000000" fo:font-weight="normal" officeooo:rsid="0064584c" style:font-weight-asian="normal" style:font-weight-complex="normal"/>
    </style:style>
    <style:style style:name="T259" style:family="text">
      <style:text-properties fo:color="#000000" fo:font-weight="normal" officeooo:rsid="00655b03" style:font-weight-asian="normal" style:font-weight-complex="normal"/>
    </style:style>
    <style:style style:name="T260" style:family="text">
      <style:text-properties fo:color="#000000" fo:font-weight="normal" officeooo:rsid="006740d5" style:font-weight-asian="normal" style:font-weight-complex="normal"/>
    </style:style>
    <style:style style:name="T261" style:family="text">
      <style:text-properties fo:color="#000000" fo:font-weight="normal" officeooo:rsid="006973e8" style:font-weight-asian="normal" style:font-weight-complex="normal"/>
    </style:style>
    <style:style style:name="T262" style:family="text">
      <style:text-properties fo:color="#000000" fo:font-weight="normal" officeooo:rsid="006af3d6" style:font-weight-asian="normal" style:font-weight-complex="normal"/>
    </style:style>
    <style:style style:name="T263" style:family="text">
      <style:text-properties fo:color="#000000" fo:font-weight="normal" officeooo:rsid="006b9f05" style:font-weight-asian="normal" style:font-weight-complex="normal"/>
    </style:style>
    <style:style style:name="T264" style:family="text">
      <style:text-properties fo:color="#000000" fo:font-weight="normal" officeooo:rsid="006e17d6" style:font-weight-asian="normal" style:font-weight-complex="normal"/>
    </style:style>
    <style:style style:name="T265" style:family="text">
      <style:text-properties fo:color="#000000" fo:font-weight="normal" officeooo:rsid="007104c0" style:font-weight-asian="normal" style:font-weight-complex="normal"/>
    </style:style>
    <style:style style:name="T266" style:family="text">
      <style:text-properties fo:color="#000000" fo:font-weight="normal" officeooo:rsid="006d74d4" style:font-weight-asian="normal" style:font-weight-complex="normal"/>
    </style:style>
    <style:style style:name="T267" style:family="text">
      <style:text-properties fo:color="#000000" fo:font-weight="normal" officeooo:rsid="0075fcb6" style:font-weight-asian="normal" style:font-weight-complex="normal"/>
    </style:style>
    <style:style style:name="T268" style:family="text">
      <style:text-properties fo:color="#000000" fo:font-weight="normal" officeooo:rsid="00760242" style:font-weight-asian="normal" style:font-weight-complex="normal"/>
    </style:style>
    <style:style style:name="T269" style:family="text">
      <style:text-properties fo:color="#000000" fo:font-weight="normal" officeooo:rsid="00776207" style:font-weight-asian="normal" style:font-weight-complex="normal"/>
    </style:style>
    <style:style style:name="T270" style:family="text">
      <style:text-properties fo:color="#000000" fo:font-weight="normal" officeooo:rsid="007cb412" style:font-weight-asian="normal" style:font-weight-complex="normal"/>
    </style:style>
    <style:style style:name="T271" style:family="text">
      <style:text-properties fo:color="#000000" fo:font-weight="normal" officeooo:rsid="00b3093f" style:font-weight-asian="normal" style:font-weight-complex="normal"/>
    </style:style>
    <style:style style:name="T272" style:family="text">
      <style:text-properties fo:color="#000000" fo:font-weight="normal" officeooo:rsid="00809cd2" style:font-weight-asian="normal" style:font-weight-complex="normal"/>
    </style:style>
    <style:style style:name="T273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274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275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276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277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278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279" style:family="text">
      <style:text-properties fo:color="#000000" fo:font-weight="normal" officeooo:rsid="0057b4fc" fo:background-color="transparent" loext:char-shading-value="0" style:font-weight-asian="normal" style:font-weight-complex="normal"/>
    </style:style>
    <style:style style:name="T280" style:family="text">
      <style:text-properties fo:color="#000000" fo:font-weight="normal" officeooo:rsid="0078239f" fo:background-color="transparent" loext:char-shading-value="0"/>
    </style:style>
    <style:style style:name="T281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282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283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284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285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286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287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288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289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90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91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292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293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94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295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296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297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298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299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300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01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02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03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04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305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306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307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308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309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10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11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12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313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314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315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316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317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18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19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320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321" style:family="text">
      <style:text-properties fo:color="#000000" style:font-name="Liberation Mono" fo:font-size="10pt" officeooo:rsid="00441a36" style:font-size-asian="10pt" style:font-size-complex="10pt"/>
    </style:style>
    <style:style style:name="T322" style:family="text">
      <style:text-properties fo:color="#000000" style:font-name="Liberation Mono" fo:font-size="10pt" officeooo:rsid="001fc096" style:font-size-asian="10pt" style:font-size-complex="10pt"/>
    </style:style>
    <style:style style:name="T323" style:family="text">
      <style:text-properties fo:color="#000000" style:font-name="Liberation Mono" fo:font-size="10pt" officeooo:rsid="013c4ccc" style:font-size-asian="10pt" style:font-size-complex="10pt"/>
    </style:style>
    <style:style style:name="T324" style:family="text">
      <style:text-properties fo:color="#000000" style:font-name="Liberation Mono" fo:font-size="10pt" officeooo:rsid="004762bf" style:font-size-asian="10pt" style:font-size-complex="10pt"/>
    </style:style>
    <style:style style:name="T325" style:family="text">
      <style:text-properties fo:color="#000000" style:font-name="Liberation Mono" fo:font-size="10pt" officeooo:rsid="0097e6d5" style:font-size-asian="10pt" style:font-size-complex="10pt"/>
    </style:style>
    <style:style style:name="T326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27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328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329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330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331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332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33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34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35" style:family="text">
      <style:text-properties fo:color="#000000" fo:font-weight="bold" style:font-weight-asian="bold" style:font-weight-complex="bold"/>
    </style:style>
    <style:style style:name="T336" style:family="text">
      <style:text-properties fo:color="#000000" fo:font-weight="bold" officeooo:rsid="006fa105" style:font-weight-asian="bold" style:font-weight-complex="bold"/>
    </style:style>
    <style:style style:name="T337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338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339" style:family="text">
      <style:text-properties officeooo:rsid="003610d6"/>
    </style:style>
    <style:style style:name="T340" style:family="text">
      <style:text-properties officeooo:rsid="0018503b"/>
    </style:style>
    <style:style style:name="T341" style:family="text">
      <style:text-properties officeooo:rsid="001a3cf0"/>
    </style:style>
    <style:style style:name="T342" style:family="text">
      <style:text-properties officeooo:rsid="001de34a"/>
    </style:style>
    <style:style style:name="T343" style:family="text">
      <style:text-properties officeooo:rsid="001fc096"/>
    </style:style>
    <style:style style:name="T344" style:family="text">
      <style:text-properties officeooo:rsid="005bab04"/>
    </style:style>
    <style:style style:name="T345" style:family="text">
      <style:text-properties fo:background-color="transparent" loext:char-shading-value="0"/>
    </style:style>
    <style:style style:name="T346" style:family="text">
      <style:text-properties officeooo:rsid="00809cd2" fo:background-color="transparent" loext:char-shading-value="0"/>
    </style:style>
    <style:style style:name="T347" style:family="text">
      <style:text-properties officeooo:rsid="00b3093f" fo:background-color="transparent" loext:char-shading-value="0"/>
    </style:style>
    <style:style style:name="T348" style:family="text">
      <style:text-properties officeooo:rsid="00d18a81" fo:background-color="transparent" loext:char-shading-value="0"/>
    </style:style>
    <style:style style:name="T349" style:family="text">
      <style:text-properties officeooo:rsid="002542ea"/>
    </style:style>
    <style:style style:name="T350" style:family="text">
      <style:text-properties officeooo:rsid="00272843"/>
    </style:style>
    <style:style style:name="T351" style:family="text">
      <style:text-properties officeooo:rsid="00312987"/>
    </style:style>
    <style:style style:name="T352" style:family="text">
      <style:text-properties officeooo:rsid="00340f3c"/>
    </style:style>
    <style:style style:name="T353" style:family="text">
      <style:text-properties officeooo:rsid="00350715"/>
    </style:style>
    <style:style style:name="T354" style:family="text">
      <style:text-properties officeooo:rsid="0037ce57"/>
    </style:style>
    <style:style style:name="T355" style:family="text">
      <style:text-properties officeooo:rsid="003a5645"/>
    </style:style>
    <style:style style:name="T356" style:family="text">
      <style:text-properties officeooo:rsid="003c29b2"/>
    </style:style>
    <style:style style:name="T357" style:family="text">
      <style:text-properties officeooo:rsid="003e68df"/>
    </style:style>
    <style:style style:name="T358" style:family="text">
      <style:text-properties officeooo:rsid="00439f73"/>
    </style:style>
    <style:style style:name="T359" style:family="text">
      <style:text-properties officeooo:rsid="004cdc3c"/>
    </style:style>
    <style:style style:name="T360" style:family="text">
      <style:text-properties officeooo:rsid="004d38ad"/>
    </style:style>
    <style:style style:name="T361" style:family="text">
      <style:text-properties officeooo:rsid="00521871"/>
    </style:style>
    <style:style style:name="T362" style:family="text">
      <style:text-properties officeooo:rsid="00565a4a"/>
    </style:style>
    <style:style style:name="T363" style:family="text">
      <style:text-properties officeooo:rsid="0057b4fc"/>
    </style:style>
    <style:style style:name="T364" style:family="text">
      <style:text-properties style:font-weight-asian="bold" style:font-weight-complex="bold"/>
    </style:style>
    <style:style style:name="T365" style:family="text">
      <style:text-properties officeooo:rsid="005fdf30" style:font-weight-asian="bold" style:font-weight-complex="bold"/>
    </style:style>
    <style:style style:name="T366" style:family="text">
      <style:text-properties officeooo:rsid="004e98d7"/>
    </style:style>
    <style:style style:name="T367" style:family="text">
      <style:text-properties officeooo:rsid="006129dd"/>
    </style:style>
    <style:style style:name="T368" style:family="text">
      <style:text-properties officeooo:rsid="00655b03"/>
    </style:style>
    <style:style style:name="T369" style:family="text">
      <style:text-properties officeooo:rsid="0066a86f"/>
    </style:style>
    <style:style style:name="T370" style:family="text">
      <style:text-properties officeooo:rsid="006973e8"/>
    </style:style>
    <style:style style:name="T371" style:family="text">
      <style:text-properties officeooo:rsid="00804fd0"/>
    </style:style>
    <style:style style:name="T372" style:family="text">
      <style:text-properties officeooo:rsid="00b3093f"/>
    </style:style>
    <style:style style:name="T373" style:family="text">
      <style:text-properties officeooo:rsid="0080db45"/>
    </style:style>
    <style:style style:name="T374" style:family="text">
      <style:text-properties officeooo:rsid="008315fe"/>
    </style:style>
    <style:style style:name="T375" style:family="text">
      <style:text-properties officeooo:rsid="008ce52c"/>
    </style:style>
    <style:style style:name="T376" style:family="text">
      <style:text-properties officeooo:rsid="008fc3c9"/>
    </style:style>
    <style:style style:name="T377" style:family="text">
      <style:text-properties officeooo:rsid="00927013"/>
    </style:style>
    <style:style style:name="T378" style:family="text">
      <style:text-properties officeooo:rsid="009b077e"/>
    </style:style>
    <style:style style:name="T379" style:family="text">
      <style:text-properties officeooo:rsid="009cc65a"/>
    </style:style>
    <style:style style:name="T380" style:family="text">
      <style:text-properties officeooo:rsid="009ed6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106"><text:span text:style-name="T7">-</text:span><text:span text:style-name="T8">&gt; </text:span><text:span text:style-name="T7">// </text:span>- single line comments</text:p>
      <text:p text:style-name="P106"><text:span text:style-name="T7">-</text:span><text:span text:style-name="T8">&gt; </text:span><text:span text:style-name="T7">/*</text:span><text:span text:style-name="T6"> … </text:span><text:span text:style-name="T7">*/</text:span><text:span text:style-name="T6"> </text:span>- multiple line comments </text:p>
      <text:p text:style-name="P106"><text:span text:style-name="T7">-</text:span><text:span text:style-name="T10">&gt; int main() {... </text:span><text:span text:style-name="T11">return 0;</text:span><text:span text:style-name="T10">} </text:span><text:span text:style-name="T115">- starting point of program execution.</text:span></text:p>
      <text:p text:style-name="P4"><text:span text:style-name="T9">-&gt; sizeof() </text:span><text:span text:style-name="T1">- </text:span>Yields the size in bytes of the object representation of type</text:p>
      <text:p text:style-name="Preformatted_20_Text"><text:tab/><text:span text:style-name="T123">sizeof(int)<text:tab/></text:span><text:span text:style-name="T235"><text:tab/><text:tab/><text:tab/><text:tab/><text:tab/><text:tab/><text:tab/><text:tab/># out: 4</text:span></text:p>
      <text:p text:style-name="Preformatted_20_Text"><text:span text:style-name="T7">-</text:span><text:span text:style-name="T12">&gt; using namespace …;</text:span><text:span text:style-name="T116"> - defining namespace</text:span></text:p>
      <text:p text:style-name="Preformatted_20_Text"><text:tab/><text:span text:style-name="T122">using namespace std;</text:span></text:p>
      <text:p text:style-name="P13"><text:span text:style-name="T12">-</text:span><text:span text:style-name="T13">&gt; using …;</text:span><text:span text:style-name="T160"> - enable to specify only what you need</text:span></text:p>
      <text:p text:style-name="Preformatted_20_Text"><text:span text:style-name="T247"><text:tab/></text:span><text:span text:style-name="T124">using std::cin;</text:span></text:p>
      <text:p text:style-name="Preformatted_20_Text"><text:span text:style-name="T7">-</text:span><text:span text:style-name="T14">&gt; </text:span><text:span text:style-name="T66">&lt;&lt;</text:span><text:span text:style-name="T14"> </text:span><text:span text:style-name="T161">- insertion operator</text:span></text:p>
      <text:p text:style-name="Preformatted_20_Text"><text:span text:style-name="T7">-</text:span><text:span text:style-name="T14">&gt; &gt;&gt;</text:span><text:span text:style-name="T161"> - extraction operator</text:span></text:p>
      <text:p text:style-name="Preformatted_20_Text"><text:span text:style-name="T7">-</text:span><text:span text:style-name="T21">&gt; const</text:span><text:span text:style-name="T341"> – declare constant variable, function</text:span></text:p>
      <text:p text:style-name="Preformatted_20_Text"><text:tab/><text:span text:style-name="T121">const int months_in_year {12};</text:span></text:p>
      <text:p text:style-name="P108"><text:span text:style-name="T51">-</text:span><text:span text:style-name="T52">&gt; </text:span><text:span text:style-name="T53">static_cast&lt;data_type&gt;(variable)</text:span><text:span text:style-name="T344"> - </text:span>e<text:span text:style-name="T344">xplicit type casting</text:span></text:p>
      <text:p text:style-name="P108"><text:tab/><text:span text:style-name="T117">num3 = </text:span><text:span text:style-name="T118">static_cast&lt;double&gt;(num1)</text:span><text:span text:style-name="T117"> / num2</text:span></text:p>
      <text:p text:style-name="P104"><text:span text:style-name="T7">-</text:span><text:span text:style-name="T25">&gt; !, &amp;&amp;, ||</text:span><text:span text:style-name="T350"> - logical operators: not, and, or</text:span></text:p>
      <text:p text:style-name="P15"><text:tab/><text:span text:style-name="T138">w</text:span><text:span text:style-name="T139">ithin_bounds = (num &gt; lower &amp;&amp; num &lt; upper)</text:span><text:span text:style-name="T183"> -</text:span><text:span text:style-name="T184"> important parenthesis </text:span><text:span text:style-name="T185">for <text:tab/><text:tab/>logical expressions</text:span></text:p>
      <text:p text:style-name="P15"><text:span text:style-name="T74">-</text:span><text:span text:style-name="T97">&gt; &amp;&amp; &gt; || </text:span><text:span text:style-name="T196">- &amp;&amp; has precedence over ||, this means that parentheses are placed <text:tab/>to evaluate what would be evaluated together.</text:span></text:p>
      <text:p text:style-name="P15"><text:span text:style-name="T185"/></text:p>
      <text:p text:style-name="P15"><text:span text:style-name="T74">-</text:span><text:span text:style-name="T76">&gt; if, else if, else</text:span><text:span text:style-name="T187"> – conditionals</text:span></text:p>
      <text:p text:style-name="P50"><text:tab/>if (expr) {...;}</text:p>
      <text:p text:style-name="P50"><text:tab/>else if (expr) {...;}</text:p>
      <text:p text:style-name="P51"><text:tab/>else {...;}</text:p>
      <text:p text:style-name="P17"><text:span text:style-name="T69">-</text:span><text:span text:style-name="T78">&gt; </text:span><text:span text:style-name="T79">(cond_expr) ? expr1 : expr2</text:span><text:span text:style-name="T189"> - </text:span><text:span text:style-name="T190">short form of ‘if’ statement</text:span></text:p>
      <text:p text:style-name="P47"><text:span text:style-name="T190"><text:tab/></text:span><text:span text:style-name="T189">cout &lt;&lt; num &lt;&lt; " is " &lt;&lt; ( (num %2 ==0) ? "even" : "odd" <text:s/>) &lt;&lt; endl;</text:span></text:p>
      <text:p text:style-name="P16"><text:span text:style-name="T74">-</text:span><text:span text:style-name="T77">&gt; switch </text:span><text:span text:style-name="T169">–</text:span><text:span text:style-name="T188"> used for multiply if statements</text:span></text:p>
      <text:p text:style-name="P92"><text:span text:style-name="T5"><text:tab/>switch</text:span>(expression) {</text:p>
      <text:p text:style-name="P93"><text:tab/> <text:s text:c="2"/><text:tab/><text:span text:style-name="T5">case</text:span> constant-expression:</text:p>
      <text:p text:style-name="P93"><text:s text:c="6"/><text:tab/><text:tab/>statement(s);</text:p>
      <text:p text:style-name="P93"><text:s text:c="6"/><text:tab/><text:tab/><text:span text:style-name="T5">break</text:span>; <text:tab/>//optional</text:p>
      <text:p text:style-name="P93"><text:s text:c="3"/><text:tab/><text:tab/>// you can have any number of case statements.</text:p>
      <text:p text:style-name="P93"><text:s text:c="3"/><text:tab/><text:tab/><text:span text:style-name="T5">default</text:span>: <text:tab/><text:tab/>//Optional</text:p>
      <text:p text:style-name="P93"><text:s text:c="6"/><text:tab/><text:tab/>statement(s);<text:tab/>}</text:p>
      <text:p text:style-name="P16"><text:span text:style-name="T74">-</text:span><text:span text:style-name="T75">&gt; for (int i = 0; i &lt; n; i++){...;}</text:span><text:span text:style-name="T186"> - basic for loop</text:span></text:p>
      <text:p text:style-name="P95"><text:tab/>for (int i {1}<text:span text:style-name="T5">,</text:span> j {5} ; i &lt;= 5; ++i<text:span text:style-name="T5">,</text:span> ++j) {</text:p>
      <text:p text:style-name="P95"><text:tab/><text:tab/>cout &lt;&lt; i &lt;&lt; “ * “ &lt;&lt; j &lt;&lt; “ : “ &lt;&lt; (i * j) &lt;&lt; endl;</text:p>
      <text:p text:style-name="P97"><text:tab/>}</text:p>
      <text:p text:style-name="P63"><text:span text:style-name="T80">-</text:span><text:span text:style-name="T81">&gt; </text:span><text:span text:style-name="T82">for (var_type var_name: sequence) {...;</text:span><text:span text:style-name="T67">}</text:span><text:span text:style-name="T163"> - range-based for loops</text:span></text:p>
      <text:p text:style-name="P48"><text:span text:style-name="T163"><text:tab/></text:span><text:span text:style-name="T164">for (</text:span><text:span text:style-name="T167">auto</text:span><text:span text:style-name="T165">/</text:span><text:span text:style-name="T168">int</text:span><text:span text:style-name="T164"> score : scores) </text:span></text:p>
      <text:p text:style-name="P58"><text:tab/><text:tab/>cout &lt;&lt; score &lt;&lt; endl;</text:p>
      <text:p text:style-name="P64"><text:span text:style-name="T80">-</text:span><text:span text:style-name="T83">&gt; </text:span><text:span text:style-name="T84">while (expression) {...;</text:span><text:span text:style-name="T83">}</text:span><text:span text:style-name="T213"> </text:span><text:span text:style-name="T293">- basic while loop</text:span></text:p>
      <text:p text:style-name="P64"><text:span text:style-name="T83">-&gt; </text:span><text:span text:style-name="T85">do {...;</text:span><text:span text:style-name="T83">} while (expression);</text:span><text:span text:style-name="T293"> - basic do-while loop</text:span></text:p>
      <text:p text:style-name="P49"><text:span text:style-name="T183"><text:tab/></text:span><text:span text:style-name="T191">int number {};</text:span></text:p>
      <text:p text:style-name="P96"><text:tab/><text:tab/>do {</text:p>
      <text:p text:style-name="P96"><text:tab/><text:tab/><text:tab/>cout &lt;&lt; “Enter an integer between 1 and 5: “;</text:p>
      <text:p text:style-name="P96"><text:tab/><text:tab/><text:tab/>cin &gt;&gt; number;</text:p>
      <text:p text:style-name="P52"><text:tab/><text:tab/>} while (number &lt;= 1 || number &gt;= 5);</text:p>
      <text:p text:style-name="P18"><text:span text:style-name="T7">-</text:span><text:span text:style-name="T27">&gt; abs()</text:span><text:span text:style-name="T353"> - return absolute value</text:span></text:p>
      <text:p text:style-name="P18"><text:tab/><text:span text:style-name="T155">int n = std::abs(-10);</text:span></text:p>
      <text:p text:style-name="P18"><text:span text:style-name="T7">-</text:span><text:span text:style-name="T31">&gt; (int)c / (char)n </text:span><text:span text:style-name="T357">– conversion betwee</text:span><text:span text:style-name="T199">n int and char </text:span><text:span text:style-name="T200">for letters eg. ‘a’</text:span></text:p>
      <text:p text:style-name="P128"><text:tab/>int n = (int)arr[i] + 1;</text:p>
      <text:p text:style-name="P129"><text:tab/>char c = (char)n;</text:p>
      <text:p text:style-name="P20"><text:span text:style-name="T7">-</text:span><text:span text:style-name="T37">&gt; (int)a – int(‘0’)</text:span><text:span text:style-name="T363"> – conversion from character digits to int (trick), if ‘a’ <text:tab/>is a digit between 0-9</text:span></text:p>
      <text:p text:style-name="P41"><text:span text:style-name="T345">-</text:span><text:span text:style-name="T346">&gt; </text:span><text:span text:style-name="T347">r</text:span><text:span text:style-name="T348">eturn_type</text:span><text:span text:style-name="T347"> function_name(parameters) </text:span><text:span text:style-name="T372">{<text:tab/><text:tab/></text:span><text:span text:style-name="T271">- </text:span><text:span text:style-name="T272">regular function</text:span></text:p>
      <text:p text:style-name="P133"><text:soft-page-break/><text:tab/>statements(s);</text:p>
      <text:p text:style-name="P133"><text:tab/>return 0;<text:span text:style-name="T345">}</text:span></text:p>
      <text:p text:style-name="P83"><text:span text:style-name="T80">-</text:span><text:span text:style-name="T88">&gt; </text:span><text:span text:style-name="T89">void function_name(</text:span><text:span text:style-name="T88">parameters</text:span><text:span text:style-name="T89">) {<text:tab/><text:tab/><text:tab/><text:tab/></text:span><text:span text:style-name="T296">- </text:span><text:span text:style-name="T288">void</text:span><text:span text:style-name="T297"> function</text:span></text:p>
      <text:p text:style-name="P133"><text:tab/>statements(s);</text:p>
      <text:p text:style-name="P133"><text:tab/>return; // optional}</text:p>
      <text:p text:style-name="P140"><text:span text:style-name="T89">-</text:span><text:span text:style-name="T93">&gt; int multiply(int a, int b = 1); </text:span><text:span text:style-name="T319">default values must be specified in function <text:tab/>declaration</text:span></text:p>
      <text:p text:style-name="P134"><text:span text:style-name="T7">-</text:span><text:span text:style-name="T46">&gt; </text:span><text:span text:style-name="T7">int function_name(</text:span><text:span text:style-name="T47">int a</text:span><text:span text:style-name="T7">);</text:span> - <text:span text:style-name="T373">function prototype</text:span></text:p>
      <text:p text:style-name="P27"><text:span text:style-name="T6">-</text:span><text:span text:style-name="T112">&gt; </text:span><text:span text:style-name="T107">void scale_number(int &amp;num);</text:span><text:span text:style-name="T192"> - </text:span><text:span text:style-name="T193">pass by reference</text:span></text:p>
      <text:p text:style-name="P7"><text:span text:style-name="T6">-</text:span><text:span text:style-name="T113">&gt; static </text:span><text:span text:style-name="T374">–</text:span><text:span text:style-name="T241"> variable declared with keyword static preserves its value between <text:tab/>function calls</text:span></text:p>
      <text:p text:style-name="P8"><text:span text:style-name="T241"><text:tab/></text:span><text:span text:style-name="T140">static int value {10};</text:span></text:p>
      <text:p text:style-name="P9"><text:span text:style-name="T6">-</text:span><text:span text:style-name="T114">&gt; inline </text:span><text:span text:style-name="T242">- </text:span><text:span text:style-name="T194">suggest to the compiler to compile </text:span><text:span text:style-name="T195">function</text:span><text:span text:style-name="T194"> ‘inline’</text:span></text:p>
      <text:p text:style-name="P9"><text:tab/><text:span text:style-name="T154">inline</text:span><text:span text:style-name="T141"> int add_number(int a, int b) {...;</text:span><text:span text:style-name="T142">}</text:span><text:tab/></text:p>
      <text:p text:style-name="P141"><text:span text:style-name="T94">-</text:span><text:span text:style-name="T95">&gt; </text:span><text:span text:style-name="T96">nullptr</text:span><text:span text:style-name="T94">;</text:span><text:span text:style-name="T306"> - </text:span><text:span text:style-name="T308">a</text:span><text:span text:style-name="T307"> keyword denoting a null pointer constant. It can be converted to <text:tab/>any pointer or pointer-to-member type, yielding a null pointer of the <text:tab/>resulting type.</text:span></text:p>
      <text:p text:style-name="P7"/>
      <text:p text:style-name="P137">0) class:</text:p>
      <text:p text:style-name="P136"><text:span text:style-name="T6">-&gt; this </text:span><text:span text:style-name="T234">- is a pointer to the instance of the class on which the</text:span></text:p>
      <text:p text:style-name="P136"><text:span text:style-name="T234"><text:tab/>function was called. this cannot be used in a static member function.</text:span></text:p>
      <text:p text:style-name="P7"/>
      <text:p text:style-name="P7">1) variables:</text:p>
      <text:p text:style-name="P28"/>
      <text:p text:style-name="P99"><text:span text:style-name="T17">-</text:span><text:span text:style-name="T18">&gt; </text:span><text:span text:style-name="T17">int age;</text:span><text:span text:style-name="T230"> - uninitiliazed </text:span><text:span text:style-name="T231">(not a good practice)</text:span></text:p>
      <text:p text:style-name="P98"><text:span text:style-name="T18">-&gt; </text:span><text:span text:style-name="T17">int age = 21; </text:span><text:span text:style-name="T230">- C-like initilization</text:span></text:p>
      <text:p text:style-name="P98"><text:span text:style-name="T17">-</text:span><text:span text:style-name="T18">&gt; </text:span><text:span text:style-name="T17">int age (21); </text:span><text:span text:style-name="T230">- Constructor initilization</text:span></text:p>
      <text:p text:style-name="P98"><text:span text:style-name="T17">-</text:span><text:span text:style-name="T18">&gt; </text:span><text:span text:style-name="T17">int age {21}; </text:span><text:span text:style-name="T230">- c++11 list initilization syntax; helps to catch an error, <text:tab/></text:span><text:span text:style-name="T136">recommended</text:span><text:span text:style-name="T230"> <text:tab/></text:span></text:p>
      <text:p text:style-name="P101"><text:span text:style-name="T7">-</text:span><text:span text:style-name="T18">&gt; </text:span><text:span text:style-name="T7">unsigned</text:span><text:span text:style-name="T6">/signed </text:span><text:span text:style-name="T7">short</text:span><text:span text:style-name="T6"> int</text:span> # at least 16 bits</text:p>
      <text:p text:style-name="P101"><text:span text:style-name="T7">-</text:span><text:span text:style-name="T18">&gt; </text:span><text:span text:style-name="T7">unsigned</text:span><text:span text:style-name="T6">/signed </text:span><text:span text:style-name="T7">int</text:span><text:span text:style-name="T6"> </text:span># at least 16 bits</text:p>
      <text:p text:style-name="P101"><text:span text:style-name="T7">-</text:span><text:span text:style-name="T18">&gt; </text:span><text:span text:style-name="T7">unsigned</text:span><text:span text:style-name="T6">/signed </text:span><text:span text:style-name="T7">long</text:span><text:span text:style-name="T6"> int</text:span> # # at least 32 bits</text:p>
      <text:p text:style-name="P101"><text:span text:style-name="T7">-</text:span><text:span text:style-name="T18">&gt; </text:span><text:span text:style-name="T7">unsigned/signed long long int </text:span><text:span text:style-name="T247"># at least 64 bits</text:span></text:p>
      <text:p text:style-name="P100"><text:span text:style-name="T7">-</text:span><text:span text:style-name="T18">&gt; </text:span><text:span text:style-name="T7">float</text:span> – 7 decimal digits</text:p>
      <text:p text:style-name="P99"><text:span text:style-name="T19">-</text:span><text:span text:style-name="T18">&gt; </text:span><text:span text:style-name="T19">double</text:span><text:span text:style-name="T339"> – 15 decimal digits</text:span></text:p>
      <text:p text:style-name="P100"><text:span text:style-name="T7">-</text:span><text:span text:style-name="T18">&gt; </text:span><text:span text:style-name="T7">long double</text:span><text:span text:style-name="T6"> </text:span>– 19 decimal digits</text:p>
      <text:p text:style-name="P100"><text:span text:style-name="T7">-</text:span><text:span text:style-name="T20">&gt; bool </text:span><text:span text:style-name="T340">– true/false</text:span></text:p>
      <text:p text:style-name="Preformatted_20_Text"/>
      <text:p text:style-name="P12">2) pointers:</text:p>
      <text:p text:style-name="Preformatted_20_Text"/>
      <text:p text:style-name="P85">-<text:span text:style-name="T375">&gt; </text:span><text:span text:style-name="Source_20_Text"><text:span text:style-name="T143">type *name </text:span></text:span><text:span text:style-name="Source_20_Text"><text:span text:style-name="T144">{nullptr}</text:span></text:span><text:span text:style-name="Source_20_Text"><text:span text:style-name="T143">; - </text:span></text:span><text:span text:style-name="Source_20_Text"><text:span text:style-name="T145">pointer declaration</text:span></text:span></text:p>
      <text:p text:style-name="P85"><text:span text:style-name="Source_20_Text"><text:span text:style-name="T145"><text:tab/></text:span></text:span><text:span text:style-name="Variable"><text:span text:style-name="T214">char</text:span></text:span><text:span text:style-name="Source_20_Text"><text:span text:style-name="T214"> *</text:span></text:span><text:span text:style-name="Source_20_Text"><text:span text:style-name="T224">c</text:span></text:span><text:span text:style-name="Source_20_Text"><text:span text:style-name="T214"> </text:span></text:span><text:span text:style-name="Source_20_Text"><text:span text:style-name="T215">{</text:span></text:span><text:span text:style-name="Source_20_Text"><text:span text:style-name="T204">nullptr</text:span></text:span><text:span text:style-name="Source_20_Text"><text:span text:style-name="T215">}</text:span></text:span><text:span text:style-name="Source_20_Text"><text:span text:style-name="T214">; - points to nowhere</text:span></text:span></text:p>
      <text:p text:style-name="P85"><text:span text:style-name="Source_20_Text"><text:span text:style-name="T214"><text:tab/>int *num; - </text:span></text:span><text:span text:style-name="Source_20_Text"><text:span text:style-name="T300">uninitiliazed pointer points to ‘garbage data’</text:span></text:span></text:p>
      <text:p text:style-name="P85"><text:span text:style-name="Source_20_Text"><text:span text:style-name="T300"><text:tab/></text:span></text:span><text:span text:style-name="Variable"><text:span text:style-name="T216">double</text:span></text:span><text:span text:style-name="Source_20_Text"><text:span text:style-name="T216"> *decimals </text:span></text:span><text:span text:style-name="Source_20_Text"><text:span text:style-name="T215">{}</text:span></text:span><text:span text:style-name="Source_20_Text"><text:span text:style-name="T216">;</text:span></text:span><text:span text:style-name="Source_20_Text"><text:span text:style-name="T300"> - initialized pointer, points to 0</text:span></text:span></text:p>
      <text:p text:style-name="P86"><text:span text:style-name="Source_20_Text"><text:span text:style-name="T300"><text:tab/></text:span></text:span><text:span text:style-name="Source_20_Text"><text:span text:style-name="T217">int *num2_ptr {&amp;num2};<text:tab/><text:tab/></text:span></text:span><text:span text:style-name="Source_20_Text"><text:span text:style-name="T301">// </text:span></text:span><text:span text:style-name="Source_20_Text"><text:span text:style-name="T300">pointer to num2</text:span></text:span></text:p>
      <text:p text:style-name="P85"><text:span text:style-name="Source_20_Text"><text:span text:style-name="T145">-&gt; *ptr; - pointer dereferencing</text:span></text:span></text:p>
      <text:p text:style-name="P86"><text:span text:style-name="Source_20_Text"><text:span text:style-name="T145"><text:tab/></text:span></text:span><text:span text:style-name="Source_20_Text"><text:span text:style-name="T205">(*ptr).</text:span></text:span><text:span text:style-name="Source_20_Text"><text:span text:style-name="T218">at(0) = 5;</text:span></text:span></text:p>
      <text:p text:style-name="P86"><text:span text:style-name="Source_20_Text"><text:span text:style-name="T218"><text:tab/></text:span></text:span><text:span text:style-name="Source_20_Text"><text:span text:style-name="T205">ptr-&gt;</text:span></text:span><text:span text:style-name="Source_20_Text"><text:span text:style-name="T218">at(1) = 10;</text:span></text:span></text:p>
      <text:p text:style-name="P86"><text:span text:style-name="Source_20_Text"><text:span text:style-name="T145">-</text:span></text:span><text:span text:style-name="Source_20_Text"><text:span text:style-name="T146">&gt; </text:span></text:span><text:span text:style-name="Source_20_Text"><text:span text:style-name="T217">num2_ptr = nullptr; </text:span></text:span><text:span text:style-name="Source_20_Text"><text:span text:style-name="T301"><text:s text:c="11"/></text:span></text:span><text:span text:style-name="Source_20_Text"><text:span text:style-name="T327">// 'nulling out' the pointer</text:span></text:span></text:p>
      <text:p text:style-name="P85"><text:span text:style-name="Source_20_Text"><text:span text:style-name="T145">-</text:span></text:span><text:span text:style-name="Source_20_Text"><text:span text:style-name="T146">&gt; dynamic memory allocation with ‘new’ and ‘delete’</text:span></text:span></text:p>
      <text:p text:style-name="P86"><text:span text:style-name="Source_20_Text"><text:span text:style-name="T146"><text:tab/></text:span></text:span><text:span text:style-name="Source_20_Text"><text:span text:style-name="T219">int *int_ptr {nullptr};<text:tab/><text:tab/></text:span></text:span></text:p>
      <text:p text:style-name="P86"><text:span text:style-name="Source_20_Text"><text:span text:style-name="T219"><text:tab/>int_ptr = </text:span></text:span><text:span text:style-name="Source_20_Text"><text:span text:style-name="T206">new</text:span></text:span><text:span text:style-name="Source_20_Text"><text:span text:style-name="T219"> int;<text:tab/><text:tab/><text:tab/></text:span></text:span><text:span text:style-name="Source_20_Text"><text:span text:style-name="T302">// allocating an int on the heap</text:span></text:span></text:p>
      <text:p text:style-name="P86"><text:tab/><text:span text:style-name="T207">delete</text:span><text:span text:style-name="T220"> int_ptr;</text:span><text:span text:style-name="T303"><text:tab/><text:tab/><text:tab/><text:tab/>// frees the allocated storage</text:span></text:p>
      <text:p text:style-name="P87"><text:span text:style-name="T303">-</text:span><text:span text:style-name="T304">&gt; </text:span><text:span text:style-name="Source_20_Text"><text:span text:style-name="T146">dynamic memory allocation </text:span></text:span><text:span text:style-name="Source_20_Text"><text:span text:style-name="T150">for an array</text:span></text:span></text:p>
      <text:p text:style-name="P87"><text:span text:style-name="Source_20_Text"><text:span text:style-name="T150"><text:tab/></text:span></text:span><text:span text:style-name="Source_20_Text"><text:span text:style-name="T225">int *array_ptr {nullptr};</text:span></text:span></text:p>
      <text:p text:style-name="P87"><text:span text:style-name="Source_20_Text"><text:span text:style-name="T225"><text:tab/></text:span></text:span><text:span text:style-name="Source_20_Text"><text:span text:style-name="T211">array_ptr = new int[size]</text:span></text:span><text:span text:style-name="Source_20_Text"><text:span text:style-name="T225">;</text:span></text:span><text:span text:style-name="Source_20_Text"><text:span text:style-name="T289"><text:tab/><text:tab/>// allocate array on the heap</text:span></text:span></text:p>
      <text:p text:style-name="P87"><text:span text:style-name="Source_20_Text"><text:span text:style-name="T212"><text:tab/>delete</text:span></text:span><text:span text:style-name="Source_20_Text"><text:span text:style-name="T226"> </text:span></text:span><text:span text:style-name="Source_20_Text"><text:span text:style-name="T212">[]</text:span></text:span><text:span text:style-name="Source_20_Text"><text:span text:style-name="T226"> </text:span></text:span><text:span text:style-name="Source_20_Text"><text:span text:style-name="T212">array_ptr</text:span></text:span><text:span text:style-name="Source_20_Text"><text:span text:style-name="T226">;</text:span></text:span><text:span text:style-name="Source_20_Text"><text:span text:style-name="T290"><text:tab/><text:tab/><text:tab/>// frees allocated storage</text:span></text:span></text:p>
      <text:p text:style-name="P88"><text:span text:style-name="T303">-</text:span><text:span text:style-name="T305">&gt; </text:span><text:span text:style-name="T208">const</text:span><text:span text:style-name="T221"> int *score_ptr {&amp;high_score}; - </text:span><text:span text:style-name="T334">pointers to constant</text:span></text:p>
      <text:p text:style-name="P89"><text:span text:style-name="T332">-</text:span><text:span text:style-name="T333">&gt; </text:span><text:span text:style-name="T227">int </text:span><text:span text:style-name="T229">*const</text:span><text:span text:style-name="T227"> score_ptr {&amp;high_score}; - </text:span><text:span text:style-name="T228">constant pointer </text:span></text:p>
      <text:p text:style-name="P86"><text:span text:style-name="T303">-</text:span><text:span text:style-name="T305">&gt; passing pointers to a function (pass-by reference)</text:span></text:p>
      <text:p text:style-name="P88"><text:span text:style-name="T305"><text:tab/></text:span><text:span text:style-name="T222">void double_data(</text:span><text:span text:style-name="T209">int *int_ptr</text:span><text:span text:style-name="T222">) {</text:span><text:span text:style-name="T209">*int_ptr</text:span><text:span text:style-name="T222"> *= 2;</text:span><text:span text:style-name="T305">}</text:span></text:p>
      <text:p text:style-name="P86"><text:span text:style-name="T303">-</text:span><text:span text:style-name="T305">&gt; return a pointer from a function</text:span></text:p>
      <text:p text:style-name="P88"><text:soft-page-break/><text:span text:style-name="T305"><text:tab/></text:span><text:span text:style-name="T210">int *</text:span><text:span text:style-name="T223">create_array(size_t size, int init_value = 0);</text:span></text:p>
      <text:p text:style-name="P19"/>
      <text:p text:style-name="P10">a) climits:</text:p>
      <text:p text:style-name="P29"/>
      <text:p text:style-name="P31">-<text:span text:style-name="T342">&gt; #include &lt;climits&gt;</text:span></text:p>
      <text:p text:style-name="P29"><text:span text:style-name="T7">-&gt; INT_MIN / INT_MAX </text:span>– minimum, maximum value of variable. Other popular <text:tab/>possibilities: CHAR, SHRT, LONG)</text:p>
      <text:p text:style-name="P43"/>
      <text:p text:style-name="P43"/>
      <text:p text:style-name="P5">a) cmath:</text:p>
      <text:p text:style-name="Preformatted_20_Text"/>
      <text:p text:style-name="P30">-<text:span text:style-name="T354">&gt; #include &lt;cmath&gt;</text:span></text:p>
      <text:p text:style-name="Preformatted_20_Text"><text:span text:style-name="T68">-&gt; pow(val, pow)</text:span><text:span text:style-name="T352"> – raises to a given power</text:span></text:p>
      <text:p text:style-name="Preformatted_20_Text"><text:span text:style-name="T7">-</text:span><text:span text:style-name="T29">&gt; round(val)</text:span><text:span text:style-name="T354"> – rounds to t</text:span><text:span text:style-name="T329">he nearest int value</text:span></text:p>
      <text:p text:style-name="P21"><text:tab/><text:span text:style-name="T119">mean_val = round(mean_val * 100) / 100;</text:span></text:p>
      <text:p text:style-name="P38">-&gt; log2</text:p>
      <text:p text:style-name="P38">-&gt; sqrt</text:p>
      <text:p text:style-name="P38">-&gt; ceil</text:p>
      <text:p text:style-name="P30">-&gt; floor</text:p>
      <text:p text:style-name="P30">-&gt; sin</text:p>
      <text:p text:style-name="P30">-&gt; cos</text:p>
      <text:p text:style-name="P30">-&gt; tan</text:p>
      <text:p text:style-name="Preformatted_20_Text"><text:span text:style-name="T7">-&gt; abs</text:span><text:span text:style-name="T40">() </text:span><text:span text:style-name="T369">- return absolute value from expression</text:span></text:p>
      <text:p text:style-name="Preformatted_20_Text"><text:tab/><text:span text:style-name="T156">std::abs(a-b);</text:span></text:p>
      <text:p text:style-name="Preformatted_20_Text"><text:span text:style-name="T7">-</text:span><text:span text:style-name="T50">&gt; fmin(a, b) </text:span><text:span text:style-name="T378">– return min of two values</text:span></text:p>
      <text:p text:style-name="Preformatted_20_Text"><text:tab/><text:span text:style-name="T159">std::fmin(5, 10) <text:tab/><text:tab/><text:tab/><text:tab/><text:tab/><text:tab/><text:tab/># out: 5</text:span></text:p>
      <text:p text:style-name="Preformatted_20_Text"><text:span text:style-name="T7">-</text:span><text:span text:style-name="T50">&gt; fmax(a, b)</text:span><text:span text:style-name="T378"> – return max of two values</text:span></text:p>
      <text:p text:style-name="Preformatted_20_Text"><text:tab/><text:span text:style-name="T159">std::fmax(5, 10)<text:tab/><text:tab/><text:tab/><text:tab/><text:tab/><text:tab/><text:tab/># out: 10</text:span></text:p>
      <text:p text:style-name="Preformatted_20_Text"/>
      <text:p text:style-name="P5">b) iostream:</text:p>
      <text:p text:style-name="P45"/>
      <text:p text:style-name="P33">-<text:span text:style-name="T349">&gt; #include &lt;iostream&gt;</text:span></text:p>
      <text:p text:style-name="Preformatted_20_Text"><text:span text:style-name="T7">-</text:span><text:span text:style-name="T16">&gt;</text:span><text:span text:style-name="T7"> cout</text:span> – <text:span text:style-name="T2">print output to the console</text:span></text:p>
      <text:p text:style-name="Preformatted_20_Text"><text:span text:style-name="T7">-</text:span><text:span text:style-name="T16">&gt;</text:span><text:span text:style-name="T7"> cin </text:span>– <text:span text:style-name="T2">take input from the keyboard</text:span></text:p>
      <text:p text:style-name="Preformatted_20_Text"><text:span text:style-name="T7">-</text:span><text:span text:style-name="T15">&gt; endl </text:span><text:span text:style-name="T201">– insert “\n”</text:span></text:p>
      <text:p text:style-name="Preformatted_20_Text"/>
      <text:p text:style-name="P11">c) iomanip:</text:p>
      <text:p text:style-name="P105"><text:span text:style-name="T7">-</text:span><text:span text:style-name="T24">&gt; </text:span><text:span text:style-name="T7">std::boolalpha</text:span> # will display true/false</text:p>
      <text:p text:style-name="P105"><text:span text:style-name="T7">-</text:span><text:span text:style-name="T24">&gt; </text:span><text:span text:style-name="T7">std::noboolalpha</text:span><text:span text:style-name="T3"> </text:span># will display 1/0</text:p>
      <text:p text:style-name="P44"/>
      <text:p text:style-name="Preformatted_20_Text"/>
      <text:p text:style-name="P5">c) cctype:</text:p>
      <text:p text:style-name="P5"/>
      <text:p text:style-name="P30">-<text:span text:style-name="T360">&gt; #include &lt;cctype&gt;</text:span></text:p>
      <text:p text:style-name="P36">-&gt; isalnum <text:span text:style-name="T247">- </text:span><text:span text:style-name="T270">c</text:span><text:span text:style-name="T295">hecks if character is alphanumeric</text:span></text:p>
      <text:p text:style-name="Preformatted_20_Text"><text:span text:style-name="T7">-&gt; isalpha </text:span><text:span text:style-name="T247">- </text:span><text:span text:style-name="T267">ch</text:span><text:span text:style-name="T298">ecks whether </text:span><text:span text:style-name="T331">c</text:span><text:span text:style-name="T298"> is an alphabetic letter</text:span></text:p>
      <text:p text:style-name="P54"><text:tab/>std::isalpha(str[i]))</text:p>
      <text:p text:style-name="P40">-&gt; isdigit –<text:span text:style-name="T247"> </text:span><text:span text:style-name="T256">checking if char is a digit, return bool</text:span></text:p>
      <text:p text:style-name="P30"><text:span text:style-name="T172">-&gt; islower –</text:span><text:span text:style-name="T291"> </text:span><text:span text:style-name="T299">checking if</text:span><text:span text:style-name="T254"> char is lowercase, return bool</text:span></text:p>
      <text:p text:style-name="P36">-&gt; ispunct <text:span text:style-name="T247">- </text:span><text:span text:style-name="T270">c</text:span><text:span text:style-name="T295">heck if character is a punctuation character</text:span></text:p>
      <text:p text:style-name="P71"><text:span text:style-name="T7">-&gt; isspace </text:span><text:span text:style-name="T247">-</text:span><text:span text:style-name="T7"> </text:span><text:span text:style-name="T254">checking if char is </text:span><text:span text:style-name="T287">a white-space</text:span><text:span text:style-name="T254">, return bool</text:span></text:p>
      <text:p text:style-name="P36">-&gt; isupper <text:span text:style-name="T247">- </text:span><text:span text:style-name="T270">c</text:span><text:span text:style-name="T291">heck</text:span><text:span text:style-name="T295">s</text:span><text:span text:style-name="T291"> if character is uppercase letter</text:span></text:p>
      <text:p text:style-name="P30">-&gt; tolower –<text:span text:style-name="T247"> </text:span><text:span text:style-name="T253">converts given char to lowercase</text:span></text:p>
      <text:p text:style-name="P30"><text:span text:style-name="T253"><text:tab/></text:span><text:span text:style-name="T126">std::tolower(‘A’)<text:tab/></text:span><text:span text:style-name="T253"><text:tab/><text:tab/><text:tab/><text:tab/><text:tab/><text:tab/><text:tab/># out: ‘a’</text:span></text:p>
      <text:p text:style-name="P75"><text:span text:style-name="T7">-&gt; toupper </text:span><text:span text:style-name="T247">- </text:span><text:span text:style-name="T253">converts given char to </text:span><text:span text:style-name="T284">uppercase</text:span></text:p>
      <text:p text:style-name="Preformatted_20_Text"/>
      <text:p text:style-name="P5">d) string:</text:p>
      <text:p text:style-name="Preformatted_20_Text"/>
      <text:p text:style-name="P30">-<text:span text:style-name="T367">&gt; #include &lt;string&gt;</text:span></text:p>
      <text:p text:style-name="Preformatted_20_Text"><text:span text:style-name="T7">-</text:span><text:span text:style-name="T48">&gt; std::string s1 {s2};</text:span><text:span text:style-name="T367"><text:tab/>- creating string s1 as a copy of s2</text:span></text:p>
      <text:p text:style-name="P82"><text:span text:style-name="T49">-</text:span><text:span text:style-name="T48">&gt; std::string s1 {s2, </text:span><text:span text:style-name="T49">3</text:span><text:span text:style-name="T48">}; </text:span><text:span text:style-name="T367">- </text:span><text:span text:style-name="T371">s1 = s2[0:3]</text:span></text:p>
      <text:p text:style-name="P26"><text:span text:style-name="T90">-</text:span><text:span text:style-name="T91">&gt; std::string s1 {s2, </text:span><text:span text:style-name="T92">1, 2</text:span><text:span text:style-name="T91">};</text:span><text:span text:style-name="T178"> - </text:span><text:span text:style-name="T177">s1 = s2[</text:span><text:span text:style-name="T179">1</text:span><text:span text:style-name="T177">:3]</text:span></text:p>
      <text:p text:style-name="Preformatted_20_Text"><text:span text:style-name="T7">-</text:span><text:span text:style-name="T48">&gt; std::string s1 = s2.substr(3, 2);</text:span><text:span text:style-name="T367"> - creating string as substring of s2</text:span></text:p>
      <text:p text:style-name="P79">-<text:span text:style-name="T7">&gt; at</text:span><text:span text:style-name="T41">() </text:span><text:span text:style-name="T266">- accesses the specified character with bounds checking </text:span></text:p>
      <text:p text:style-name="Preformatted_20_Text"><text:soft-page-break/><text:span text:style-name="T7">-&gt; front</text:span><text:span text:style-name="T41">() </text:span><text:span text:style-name="T266">- accesses the first character </text:span></text:p>
      <text:p text:style-name="Preformatted_20_Text"><text:span text:style-name="T7">-&gt; back() </text:span><text:span text:style-name="T335">- </text:span><text:span text:style-name="T246">accesses the </text:span><text:span text:style-name="T330">last</text:span><text:span text:style-name="T246"> character </text:span></text:p>
      <text:p text:style-name="P30">-&gt; empty<text:span text:style-name="T370">() </text:span><text:span text:style-name="T261">- check whether string is empty, return true or false</text:span></text:p>
      <text:p text:style-name="P30">-&gt; length/size<text:span text:style-name="T367">() </text:span><text:span text:style-name="T257">- return size of string</text:span></text:p>
      <text:p text:style-name="P35">-&gt; clear<text:span text:style-name="T368">()</text:span> –<text:span text:style-name="T257"> </text:span><text:span text:style-name="T259">removes content of string object</text:span></text:p>
      <text:p text:style-name="Preformatted_20_Text"><text:span text:style-name="T7">-</text:span><text:span text:style-name="T38">&gt; assign</text:span><text:span text:style-name="T39">()</text:span><text:span text:style-name="T38"> </text:span><text:span text:style-name="T258">- assign characters to a string</text:span></text:p>
      <text:p text:style-name="Preformatted_20_Text"><text:span text:style-name="T258"><text:tab/></text:span><text:span text:style-name="T129">s.assign(4, '=');<text:tab/></text:span><text:span text:style-name="T258"><text:tab/><text:tab/><text:tab/><text:tab/><text:tab/><text:tab/># out: “====”</text:span></text:p>
      <text:p text:style-name="Preformatted_20_Text"><text:span text:style-name="T258"><text:tab/></text:span><text:span text:style-name="T129">std::string const c("Exemplary");</text:span></text:p>
      <text:p text:style-name="Preformatted_20_Text"><text:span text:style-name="T258"><text:tab/></text:span><text:span text:style-name="T129">s.assign(c, 0, c.length()-1);<text:tab/></text:span><text:span text:style-name="T258"><text:tab/><text:tab/><text:tab/><text:tab/># out: "Exemplar"</text:span></text:p>
      <text:p text:style-name="Preformatted_20_Text"><text:span text:style-name="T7">-&gt; insert </text:span><text:span text:style-name="T247">- inserts characters</text:span></text:p>
      <text:p text:style-name="Preformatted_20_Text"><text:span text:style-name="T247"><text:tab/></text:span><text:span text:style-name="T120">s.insert(6, "a");</text:span></text:p>
      <text:p text:style-name="P34">-&gt; erase<text:span text:style-name="T176">(size_t pos = 0, size_t len = npos) </text:span><text:span text:style-name="T294">- </text:span><text:span text:style-name="T291">Erases part of the string, <text:tab/>reducing its length.</text:span></text:p>
      <text:p text:style-name="P34"><text:span text:style-name="T137"><text:tab/></text:span><text:span text:style-name="Source_20_Text"><text:span text:style-name="T137">str.erase (10,8);</text:span></text:span></text:p>
      <text:p text:style-name="P34"><text:span text:style-name="Source_20_Text"><text:span text:style-name="T137"><text:tab/>str.erase (str.begin()+5, str.end()-9);</text:span></text:span></text:p>
      <text:p text:style-name="Preformatted_20_Text"><text:span text:style-name="T7">-&gt; push_back –</text:span><text:span text:style-name="T247"> </text:span><text:span text:style-name="T262">append </text:span><text:span text:style-name="T285">character</text:span><text:span text:style-name="T262"> to </text:span><text:span text:style-name="T263">the end of</text:span><text:span text:style-name="T262"> string</text:span></text:p>
      <text:p text:style-name="Preformatted_20_Text"><text:span text:style-name="T7">-&gt; pop_back() </text:span><text:span text:style-name="T247">- removes the last character, </text:span><text:span text:style-name="T269">return none value</text:span><text:span text:style-name="T247"> </text:span></text:p>
      <text:p text:style-name="Preformatted_20_Text"><text:span text:style-name="T7">-&gt; append</text:span><text:span text:style-name="T43">(str) </text:span><text:span text:style-name="T265">-</text:span><text:span text:style-name="T318"> appends characters to the end</text:span></text:p>
      <text:p text:style-name="P55"><text:tab/>str.append("-inator ");</text:p>
      <text:p text:style-name="P30">-&gt; compare</text:p>
      <text:p text:style-name="P78"><text:span text:style-name="T7">-&gt; replace</text:span><text:span text:style-name="T45">(size_type pos, size_type count, const basic_string&amp; str)</text:span><text:span text:style-name="T7"> </text:span><text:span text:style-name="T247">- replaces <text:tab/>specified portion of a string</text:span></text:p>
      <text:p text:style-name="P61"><text:tab/>str.replace(10, 5, "red");</text:p>
      <text:p text:style-name="P69"><text:span text:style-name="T7">-&gt; substr</text:span><text:span text:style-name="T33">(</text:span><text:span text:style-name="T86">size_t pos = 0, size_t len = npos)</text:span><text:span text:style-name="T6"> </text:span>- <text:span text:style-name="T172">Returns a newly constructed <text:tab/></text:span><text:span text:style-name="Example"><text:span text:style-name="T172">string</text:span></text:span><text:span text:style-name="T172"> object with its value initialized to a copy of a substring of this <text:tab/>object. The substring is the portion of the object that starts at <text:tab/>character position </text:span><text:span text:style-name="Variable"><text:span text:style-name="T172">pos</text:span></text:span><text:span text:style-name="T172"> and spans </text:span><text:span text:style-name="Variable"><text:span text:style-name="T172">len</text:span></text:span><text:span text:style-name="T172"> characters (or until the end of the <text:tab/>string, whichever comes first).</text:span></text:p>
      <text:p text:style-name="P69"><text:span text:style-name="T151"><text:tab/></text:span><text:span text:style-name="Source_20_Text"><text:span text:style-name="T153">std::string str=</text:span></text:span><text:span text:style-name="User_20_Entry"><text:span text:style-name="T153">"We think in generalities, but we live in details."</text:span></text:span><text:span text:style-name="Source_20_Text"><text:span text:style-name="T153">;</text:span></text:span></text:p>
      <text:p text:style-name="P69"><text:span text:style-name="Source_20_Text"><text:span text:style-name="T153"><text:tab/>std::string str2 = str.substr (3,5); <text:s text:c="4"/><text:tab/><text:tab/><text:tab/></text:span></text:span><text:span text:style-name="Source_20_Text"><text:span text:style-name="T324"># out:</text:span></text:span><text:span text:style-name="Citation"><text:span text:style-name="T325"> "think"</text:span></text:span></text:p>
      <text:p text:style-name="P69"><text:span text:style-name="T7">-&gt; find</text:span><text:span text:style-name="T33">(substr)</text:span><text:span text:style-name="T7"> </text:span>- <text:span text:style-name="T172">Searches the string for the first occurrence of the sequence <text:tab/>specified by </text:span><text:span text:style-name="T174">i</text:span><text:span text:style-name="T172">ts arguments, </text:span><text:span text:style-name="T175">return size_t or std::string::npos</text:span></text:p>
      <text:p text:style-name="P69"><text:span text:style-name="T175"><text:tab/></text:span><text:span text:style-name="Source_20_Text"><text:span text:style-name="T152">std::size_t found = str.find(str2);</text:span></text:span></text:p>
      <text:p text:style-name="P69"><text:span text:style-name="T7">-</text:span><text:span text:style-name="T44">&gt; find_last_of() </text:span><text:span text:style-name="T268">- finds the last character equal to one of characters in the <text:tab/>given character sequence</text:span><text:span text:style-name="T277">.</text:span></text:p>
      <text:p text:style-name="P56"><text:tab/>link.find_last_of("/");</text:p>
      <text:p text:style-name="P69"><text:span text:style-name="T7">-&gt; rfind </text:span><text:span text:style-name="T291">- </text:span><text:span text:style-name="T282">f</text:span><text:span text:style-name="T291">ind last occurrence of content in string.</text:span></text:p>
      <text:p text:style-name="P70"><text:span text:style-name="T7">-&gt; std::string::npos </text:span><text:span text:style-name="T247">- </text:span><text:span text:style-name="T283">m</text:span><text:span text:style-name="T291">aximum value for size_t.</text:span></text:p>
      <text:p text:style-name="P30">-&gt; stoi –<text:span text:style-name="T247"> </text:span><text:span text:style-name="T260">converts string to integer</text:span></text:p>
      <text:p text:style-name="P30"><text:span text:style-name="T130"><text:tab/>std::stoi(“123”);<text:tab/></text:span><text:span text:style-name="T260"><text:tab/><text:tab/><text:tab/><text:tab/><text:tab/><text:tab/># out: 123</text:span></text:p>
      <text:p text:style-name="P30">-&gt; stol</text:p>
      <text:p text:style-name="P81"><text:span text:style-name="T7">-&gt; stof –</text:span><text:span text:style-name="T247"> </text:span><text:span text:style-name="T260">converts string to </text:span><text:span text:style-name="T286">float</text:span></text:p>
      <text:p text:style-name="P30">-&gt; stod</text:p>
      <text:p text:style-name="Preformatted_20_Text"><text:span text:style-name="T7">-&gt; to_string </text:span><text:span text:style-name="T247">- converts an integral or floating point value to </text:span><text:span text:style-name="Source_20_Text"><text:span text:style-name="T247">string</text:span></text:span></text:p>
      <text:p text:style-name="Preformatted_20_Text"><text:span text:style-name="Source_20_Text"><text:span text:style-name="T247"><text:tab/></text:span></text:span><text:span text:style-name="Source_20_Text"><text:span text:style-name="T128">std::to_string(15);</text:span></text:span></text:p>
      <text:p text:style-name="P14"><text:span text:style-name="T7">-&gt; getline</text:span><text:span text:style-name="T87">(std::cin, name, [delimiter]) </text:span><text:span text:style-name="T180">- Get line from stream into string</text:span></text:p>
      <text:p text:style-name="P60"><text:span text:style-name="T180"><text:tab/></text:span><text:span text:style-name="T181">std::</text:span><text:span text:style-name="T182">getline(cin, s1)</text:span></text:p>
      <text:p text:style-name="P62"/>
      <text:p text:style-name="P5">e) iterator:</text:p>
      <text:p text:style-name="Preformatted_20_Text"/>
      <text:p text:style-name="P37">-<text:span text:style-name="T367">&gt; #include &lt;</text:span><text:span text:style-name="T377">iterator</text:span><text:span text:style-name="T367">&gt;</text:span></text:p>
      <text:p text:style-name="Preformatted_20_Text"><text:span text:style-name="T7">-</text:span><text:span text:style-name="T30">&gt;</text:span><text:span text:style-name="T7"> begin/rbegin</text:span> – <text:span text:style-name="T356">iterator pointing at the first element or first reversed</text:span></text:p>
      <text:p text:style-name="P67"><text:span text:style-name="T7">-</text:span><text:span text:style-name="T30">&gt;</text:span><text:span text:style-name="T7"> end/rend</text:span><text:span text:style-name="T118"> </text:span>- <text:span text:style-name="T356">iterator pointing at the </text:span><text:span text:style-name="T166">last</text:span><text:span text:style-name="T356"> element or last reversed</text:span></text:p>
      <text:p text:style-name="Preformatted_20_Text">-&gt; advance</text:p>
      <text:p text:style-name="Preformatted_20_Text">-&gt; next</text:p>
      <text:p text:style-name="Preformatted_20_Text">-&gt; prev</text:p>
      <text:p text:style-name="Preformatted_20_Text"><text:span text:style-name="T7">-&gt; back_inserter –</text:span> <text:span text:style-name="T362">returns an iterator </text:span>which can be used to add elements to the <text:tab/>end of the container</text:p>
      <text:p text:style-name="P21"><text:tab/><text:span text:style-name="T119">std::copy(arr.begin(), arr.end(), std::back_inserter(sortedArr));</text:span></text:p>
      <text:p text:style-name="Preformatted_20_Text">-&gt; front_inserter</text:p>
      <text:p text:style-name="Preformatted_20_Text"/>
      <text:p text:style-name="P5">f) algorithm</text:p>
      <text:p text:style-name="Preformatted_20_Text"/>
      <text:p text:style-name="Preformatted_20_Text"><text:span text:style-name="T7">-</text:span><text:span text:style-name="T36">&gt; any_of(</text:span><text:span text:style-name="T7">InputIt first, InputIt last, UnaryPredicate p</text:span><text:span text:style-name="T36">)</text:span><text:span text:style-name="T361"> - </text:span>checks if a predicate <text:soft-page-break/><text:tab/>is true for any of the elements in a range </text:p>
      <text:p text:style-name="P46"><text:span text:style-name="T198"><text:tab/></text:span><text:span text:style-name="T197">if(std::any_of(temp.begin(), temp.end(), [](int i){return i == 1;}))</text:span></text:p>
      <text:p text:style-name="Preformatted_20_Text"><text:span text:style-name="T7">-</text:span><text:span text:style-name="T34">&gt; copy(</text:span><text:span text:style-name="T7">InputIt first, InputIt last, OutputIt d_first</text:span><text:span text:style-name="T34">) </text:span><text:span text:style-name="T359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46"><text:tab/>std::copy(from_vector.begin(), from_vector.end(), <text:tab/><text:tab/><text:tab/><text:tab/><text:tab/><text:tab/>std::back_inserter(to_vector));</text:p>
      <text:p text:style-name="P65"><text:span text:style-name="T7">-</text:span><text:span text:style-name="T26">&gt;</text:span><text:span text:style-name="T7"> </text:span><text:span text:style-name="T26">count(InputIt first, InputIt last, const T &amp;value)</text:span><text:span text:style-name="T351"> - </text:span>Returns the number of <text:span text:style-name="T345"><text:tab/>elements in the range </text:span><text:span text:style-name="Source_20_Text"><text:span text:style-name="T345">[first, last) </text:span></text:span><text:span text:style-name="T345">satisfying <text:tab/>specific criteria.</text:span></text:p>
      <text:p text:style-name="P2"><text:tab/><text:span text:style-name="T119">total += std::count(t.begin(), t.end(), 1)</text:span></text:p>
      <text:p text:style-name="P68"><text:span text:style-name="T51">-</text:span><text:span text:style-name="T59">&gt; includes(</text:span><text:span text:style-name="T35">InputIt1 first1, InputIt1 last1, </text:span><text:span text:style-name="T7">InputIt2 first2, InputIt2 last2</text:span><text:span text:style-name="T35">) </text:span><text:span text:style-name="T239">- <text:tab/>Returns true if the sorted range </text:span><text:span text:style-name="Source_20_Text"><text:span text:style-name="T239">[first2, last2)</text:span></text:span><text:span text:style-name="T239"> is a subsequence of the <text:tab/>sorted range </text:span><text:span text:style-name="Source_20_Text"><text:span text:style-name="T239">[first1, last1)</text:span></text:span><text:span text:style-name="T239">.</text:span></text:p>
      <text:p text:style-name="P53"><text:tab/>std::includes(arr2.begin(), arr2.end(), arr1.begin(), arr1.end());</text:p>
      <text:p text:style-name="P72"><text:span text:style-name="T51">-</text:span><text:span text:style-name="T60">&gt; find</text:span><text:span text:style-name="T61">(InputIt first, InputIt last, const T &amp;value) –</text:span><text:span text:style-name="T275"> </text:span><text:span text:style-name="T276">returns i</text:span><text:span text:style-name="T255">terator to the <text:tab/>first element satisfying the condition or </text:span><text:span text:style-name="Source_20_Text"><text:span text:style-name="T255">last</text:span></text:span><text:span text:style-name="T255"> if no such element is <text:tab/>found. </text:span></text:p>
      <text:p text:style-name="P72"><text:span text:style-name="T255"><text:tab/></text:span><text:span text:style-name="T127">auto result1 = std::find(std::begin(v), std::end(v), n1);</text:span></text:p>
      <text:p text:style-name="P80"><text:span text:style-name="T51">-</text:span><text:span text:style-name="T64">&gt; for_each(InputIt first, InputIt last, UnaryFunction f) </text:span><text:span text:style-name="T278">- applies a function <text:tab/>to a range of elements.</text:span></text:p>
      <text:p text:style-name="P22"><text:span text:style-name="T240"><text:tab/></text:span><text:span text:style-name="T132">std::for_each(str1.begin(), str1.end(),[](char&amp; c)</text:span><text:span text:style-name="T119">{c= std::tolower(c);});</text:span></text:p>
      <text:p text:style-name="P73"><text:span text:style-name="T51">-</text:span><text:span text:style-name="T54">&gt; </text:span><text:span text:style-name="T98">max_element</text:span><text:span text:style-name="T54">(</text:span><text:span text:style-name="T61">InputIt first, InputIt last</text:span><text:span text:style-name="T54">) –</text:span><text:span text:style-name="T273"> </text:span><text:span text:style-name="T309">returns an iterator to max element <text:tab/>in a container</text:span></text:p>
      <text:p text:style-name="P73"><text:span text:style-name="T273"><text:tab/></text:span><text:span text:style-name="T135">auto it = </text:span><text:span text:style-name="T134">std::</text:span><text:span text:style-name="T147">max_element</text:span><text:span text:style-name="T134">(arr.begin(), arr.end());</text:span></text:p>
      <text:p text:style-name="P76"><text:span text:style-name="T51">-</text:span><text:span text:style-name="T63">&gt; remove(</text:span><text:span text:style-name="T42">ForwardIt first, ForwardIt last, const T&amp; value) </text:span><text:span text:style-name="T264">- Removes all <text:tab/>elements satisfying specific criteria from the range </text:span><text:span text:style-name="Source_20_Text"><text:span text:style-name="T264">[first, last)</text:span></text:span><text:span text:style-name="T264"> and <text:tab/>returns a past-the-end iterator for the new end of the range.</text:span></text:p>
      <text:p text:style-name="P77"><text:span text:style-name="T264"><text:tab/></text:span><text:span text:style-name="T337">Example of </text:span><text:span text:style-name="T338">erase-remove idiom !!!</text:span></text:p>
      <text:p text:style-name="P94"><text:span text:style-name="T336"><text:tab/></text:span><text:span text:style-name="T131">str1.erase(std::remove(str1.begin(), str1.end(), ' '), </text:span><text:span text:style-name="T120">str1.end());</text:span></text:p>
      <text:p text:style-name="P66"><text:span text:style-name="T7">-</text:span><text:span text:style-name="T28">&gt; reverse(</text:span><text:span text:style-name="T26">InputIt first, InputIt last</text:span><text:span text:style-name="T28">) –</text:span><text:span text:style-name="T251"> returns a reversed container</text:span></text:p>
      <text:p text:style-name="P66"><text:span text:style-name="T251"><text:tab/></text:span><text:span text:style-name="T125">std::reverse(arr.begin(), arr.end());</text:span></text:p>
      <text:p text:style-name="P68"><text:span text:style-name="T54">-&gt; </text:span><text:span text:style-name="T55">rotate(</text:span><text:span text:style-name="T32">ForwardIt first, ForwardIt n_first, ForwardIt last)</text:span><text:span text:style-name="T252"> – performs a left </text:span><text:span text:style-name="T317"><text:tab/>rotation on a range of elements</text:span></text:p>
      <text:p text:style-name="P68"><text:span text:style-name="T317"><text:tab/></text:span><text:span text:style-name="T149">std::rotate(arr.begin(), arr.begin() + </text:span><text:span text:style-name="T148">3</text:span><text:span text:style-name="T149">, arr.end());</text:span></text:p>
      <text:p text:style-name="Preformatted_20_Text"><text:span text:style-name="T51">-</text:span><text:span text:style-name="T62">&gt; set_intersection(InputIt1 first1, InputIt1 last1, InputIt2 first2, InputIt2 <text:tab/>last2,</text:span><text:span text:style-name="T99"> OutputIt d_first</text:span><text:span text:style-name="T100">) </text:span><text:span text:style-name="T310">- computes the intersection of two sorted <text:tab/>containers</text:span></text:p>
      <text:p text:style-name="P57"><text:tab/>std::set_intersection(v1.begin(), v1.end(),</text:p>
      <text:p text:style-name="P46"><text:s text:c="26"/>v2.begin(), v2.end(),</text:p>
      <text:p text:style-name="P91"><text:s text:c="26"/>std::back_inserter(v_intersection));</text:p>
      <text:p text:style-name="P90"><text:span text:style-name="T51">-</text:span><text:span text:style-name="T59">&gt; sort((RandomIt first, RandomIt last, Compare comp) </text:span><text:span text:style-name="T274">- Sorts the elements in <text:tab/>the range </text:span><text:span text:style-name="Source_20_Text"><text:span text:style-name="T274">[first, last)</text:span></text:span><text:span text:style-name="T274"> in non-descending order. The order of equal <text:tab/>elements is not guaranteed to be preserved. A sequence is sorted with <text:tab/>respect to a comparator </text:span><text:span text:style-name="Source_20_Text"><text:span text:style-name="T274">comp</text:span></text:span><text:span text:style-name="Source_20_Text"><text:span text:style-name="T111">.</text:span></text:span></text:p>
      <text:p text:style-name="Preformatted_20_Text"><text:span text:style-name="Source_20_Text"><text:span text:style-name="T111"><text:tab/></text:span></text:span><text:span text:style-name="Source_20_Text"><text:span text:style-name="T133">std::sort(s.begin(), s.end(), [](int a, int b) {</text:span></text:span><text:span text:style-name="T117">return a &gt; b;});</text:span></text:p>
      <text:p text:style-name="Preformatted_20_Text"><text:span text:style-name="Source_20_Text"><text:span text:style-name="T111"/></text:span></text:p>
      <text:p text:style-name="Preformatted_20_Text"><text:span text:style-name="T51">-</text:span><text:span text:style-name="T56">&gt; transform(</text:span><text:span text:style-name="T7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358">S</text:span><text:span text:style-name="Source_20_Text">td::transform</text:span> <text:span text:style-name="T232">does not guarantee</text:span> in-<text:span text:style-name="T328"><text:tab/>order application of </text:span><text:span text:style-name="Source_20_Text"><text:span text:style-name="T328">unary_op</text:span></text:span><text:span text:style-name="T328"> or </text:span><text:span text:style-name="Source_20_Text"><text:span text:style-name="T328">binary_op</text:span></text:span><text:span text:style-name="T328">. </text:span></text:p>
      <text:p text:style-name="P129"><text:tab/>std::transform(arr.begin(), arr.end(), std::back_inserter(v_str),</text:p>
      <text:p text:style-name="P129"><text:tab/><text:tab/>[](int num) -&gt; std::string {return std::to_string(num);});</text:p>
      <text:p text:style-name="P103"><text:span text:style-name="T51">-</text:span><text:span text:style-name="T65">&gt; unique(ForwardIt first, ForwardIt last) </text:span><text:span text:style-name="T280">- </text:span>removes consecutive duplicate <text:span text:style-name="T162"><text:tab/>elements in a range </text:span></text:p>
      <text:p text:style-name="P103"><text:tab/><text:span text:style-name="T337">Example of </text:span><text:span text:style-name="T338">erase-remove idiom !!!</text:span></text:p>
      <text:p text:style-name="P132"><text:span text:style-name="T320"><text:tab/></text:span><text:span text:style-name="T151">v.erase(std::unique(v.begin(), v.end()), v.end());</text:span></text:p>
      <text:p text:style-name="Preformatted_20_Text"/>
      <text:p text:style-name="P5">g) vector</text:p>
      <text:p text:style-name="P5"/>
      <text:p text:style-name="P30">-<text:span text:style-name="T342">&gt; #include &lt;vector&gt;</text:span></text:p>
      <text:p text:style-name="P32">-<text:span text:style-name="T343">&gt; std::vector&lt;int&gt; v {10, 0}; </text:span><text:span text:style-name="T248">- l</text:span><text:span text:style-name="T281">ist</text:span><text:span text:style-name="T248"> initialization, out: 2 elements {10, 0}</text:span></text:p>
      <text:p text:style-name="P42"><text:span text:style-name="T7">-</text:span><text:span text:style-name="T22">&gt; std::vector&lt;int&gt; v (10, 0); </text:span><text:span text:style-name="T248">- constructor initialization, out: 10 elements </text:span><text:soft-page-break/><text:span text:style-name="T248"><text:tab/>initialized to 0</text:span></text:p>
      <text:p text:style-name="P122"><text:span text:style-name="T70">-</text:span><text:span text:style-name="T71">&gt; v</text:span><text:span text:style-name="T70">.at(element_index)</text:span><text:span text:style-name="T4"> -</text:span><text:span text:style-name="T173"> method to access a vector element</text:span></text:p>
      <text:p text:style-name="P122"><text:span text:style-name="T70">-</text:span><text:span text:style-name="T71">&gt; v</text:span><text:span text:style-name="T70">.front()</text:span><text:span text:style-name="T202"> -</text:span><text:span text:style-name="T321"> </text:span><text:span text:style-name="T322">r</text:span><text:span text:style-name="T321">eference to the first element in the vector</text:span></text:p>
      <text:p text:style-name="P122"><text:span text:style-name="T70">-</text:span><text:span text:style-name="T71">&gt; v</text:span><text:span text:style-name="T70">.b</text:span><text:span text:style-name="T72">ack</text:span><text:span text:style-name="T70">()</text:span><text:span text:style-name="T203"> </text:span><text:span text:style-name="T202">-</text:span><text:span text:style-name="T321"> </text:span><text:span text:style-name="T322">r</text:span><text:span text:style-name="T321">eference to the l</text:span><text:span text:style-name="T323">ast</text:span><text:span text:style-name="T321"> element in the vector</text:span></text:p>
      <text:p text:style-name="P123"><text:span text:style-name="T326">-</text:span><text:span text:style-name="T73">&gt; </text:span><text:span text:style-name="T70">v.size()</text:span><text:span text:style-name="T4"> </text:span><text:span text:style-name="T292">- return length of the vector as size_type</text:span></text:p>
      <text:p text:style-name="P102"><text:span text:style-name="T7">-</text:span><text:span text:style-name="T23">&gt; </text:span><text:span text:style-name="T7">v.empty()</text:span><text:span text:style-name="T3"> -</text:span><text:span text:style-name="T247"> </text:span><text:span text:style-name="T249">c</text:span><text:span text:style-name="T247">hecks if the container has no elements</text:span></text:p>
      <text:p text:style-name="P102"><text:span text:style-name="T7">-</text:span><text:span text:style-name="T23">&gt; </text:span><text:span text:style-name="T7">v.push_back(element)</text:span><text:span text:style-name="T247"> - add a new element to the end of the list</text:span></text:p>
      <text:p text:style-name="P102"><text:span text:style-name="T7">-</text:span><text:span text:style-name="T23">&gt; </text:span><text:span text:style-name="T7">v.pop_back() -</text:span><text:span text:style-name="T247"> </text:span><text:span text:style-name="T250">r</text:span><text:span text:style-name="T247">emoves the last element in the vector, effectively <text:tab/>reducing <text:tab/>the container size by one</text:span></text:p>
      <text:p text:style-name="P127"><text:span text:style-name="T6">-</text:span><text:span text:style-name="T108">&gt; </text:span><text:span text:style-name="T6">v.clear()</text:span><text:span text:style-name="T247"> - erase all elements from the container.</text:span></text:p>
      <text:p text:style-name="P109"/>
      <text:p text:style-name="P109"/>
      <text:p text:style-name="P120">h) map</text:p>
      <text:p text:style-name="P110"/>
      <text:p text:style-name="P110"/>
      <text:p text:style-name="P113">-&gt; #include &lt;map&gt;</text:p>
      <text:p text:style-name="P124"><text:span text:style-name="T312">-&gt; </text:span><text:span text:style-name="T311">std::map&lt;char, int&gt; </text:span><text:span text:style-name="T312">m </text:span><text:span text:style-name="T311">{}; - </text:span><text:span text:style-name="T312">initialization</text:span></text:p>
      <text:p text:style-name="P117"><text:span text:style-name="T234">-</text:span><text:span text:style-name="T236">&gt; find() - return it to the element, if not found returns m.end() iterator</text:span></text:p>
      <text:p text:style-name="P114"><text:tab/>auto it = m.find(‘l’);</text:p>
      <text:p text:style-name="P125"><text:span text:style-name="T313"><text:tab/></text:span><text:span text:style-name="T314">it.first = ‘l’;</text:span></text:p>
      <text:p text:style-name="P115"><text:tab/>it.second = 1;</text:p>
      <text:p text:style-name="P114"/>
      <text:p text:style-name="P114"/>
      <text:p text:style-name="P118"><text:span text:style-name="T355">i</text:span>) set</text:p>
      <text:p text:style-name="P116"/>
      <text:p text:style-name="P130">-&gt; #include &lt;set&gt;</text:p>
      <text:p text:style-name="P119"><text:span text:style-name="T110">-&gt; </text:span><text:span text:style-name="T109">std::set&lt;char&gt; s;</text:span><text:span text:style-name="T234"> - </text:span><text:span text:style-name="T237">set initialization</text:span></text:p>
      <text:p text:style-name="P126"><text:span text:style-name="T105">-</text:span><text:span text:style-name="T103">&gt; size()</text:span><text:span text:style-name="T106"> </text:span><text:span text:style-name="T316">- returns number of elements;</text:span></text:p>
      <text:p text:style-name="P126"><text:span text:style-name="T315">-</text:span><text:span text:style-name="T102">&gt; insert()</text:span><text:span text:style-name="T315"> - </text:span><text:span text:style-name="T316">insert</text:span><text:span text:style-name="T315"> element to set</text:span></text:p>
      <text:p text:style-name="P107"><text:span text:style-name="T57">-</text:span><text:span text:style-name="T58">&gt; count()</text:span><text:span text:style-name="T243"> - </text:span><text:span text:style-name="T238">returns the number of elements matching specific key </text:span></text:p>
      <text:p text:style-name="P111"/>
      <text:p text:style-name="P121"><text:span text:style-name="T366">j</text:span>) numeric</text:p>
      <text:p text:style-name="P112"/>
      <text:p text:style-name="P131"><text:span text:style-name="T364">-&gt; #include &lt;</text:span><text:span text:style-name="T365">numeric&gt;</text:span></text:p>
      <text:p text:style-name="P74"><text:span text:style-name="T101">-</text:span><text:span text:style-name="T104">&gt; accumulate(</text:span><text:span text:style-name="T7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59"><text:tab/>int product = std::accumulate(v.begin(), v.end(), 1, <text:tab/><text:tab/><text:tab/><text:tab/><text:tab/><text:tab/>std::multiplies&lt;int&gt;());</text:p>
      <text:p text:style-name="P59"/>
      <text:p text:style-name="P23">k) cassert</text:p>
      <text:p text:style-name="P39"/>
      <text:p text:style-name="P39">-<text:span text:style-name="T162">&gt; #include &lt;cassert&gt;</text:span></text:p>
      <text:p text:style-name="P25"><text:span text:style-name="T158">-&gt; </text:span><text:span text:style-name="T157">assert((switchNotation(assert_inp_2, "tally") == assert_res_2));</text:span><text:span text:style-name="T233"> // </text:span><text:span text:style-name="T244">important <text:tab/>double </text:span><text:span text:style-name="T245">parenthesis</text:span></text:p>
      <text:p text:style-name="P23"/>
      <text:p text:style-name="P24"/>
      <text:p text:style-name="P84">Page <text:span text:style-name="T376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3T16:48:57.607694580</dc:date>
    <meta:editing-duration>PT15H9M7S</meta:editing-duration>
    <meta:editing-cycles>122</meta:editing-cycles>
    <meta:generator>LibreOffice/6.4.3.2$Linux_X86_64 LibreOffice_project/40$Build-2</meta:generator>
    <meta:document-statistic meta:table-count="0" meta:image-count="0" meta:object-count="0" meta:page-count="6" meta:paragraph-count="273" meta:word-count="2105" meta:character-count="13476" meta:non-whitespace-character-count="11269"/>
  </office:meta>
</office:document-meta>
</file>